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name-complex="Times New Roman" style:font-size-complex="12pt" style:language-complex="ar" style:country-complex="SA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f0783" style:font-size-asian="12pt" style:font-name-complex="Times New Roman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1f6207" style:font-size-asian="12pt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a1e18" style:font-size-asian="12pt" style:font-name-complex="Times New Roman" style:font-size-complex="12pt" style:language-complex="ar" style:country-complex="SA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a4489" style:font-size-asian="12pt" style:font-name-complex="Times New Roman" style:font-size-complex="12pt" style:language-complex="ar" style:country-complex="SA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rsid="0023fb3a" officeooo:paragraph-rsid="003a4489" style:font-size-asian="12pt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b2fbb" style:font-size-asian="12pt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b62fc" style:font-size-asian="12pt" style:font-name-complex="Times New Roman" style:font-size-complex="12pt" style:language-complex="ar" style:country-complex="SA"/>
    </style:style>
    <style:style style:name="P1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30c9c" style:font-size-asian="12pt" style:font-name-complex="Times New Roman" style:font-size-complex="12pt" style:language-complex="ar" style:country-complex="SA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style:font-size-asian="12pt" style:font-size-complex="12pt" style:language-complex="ar" style:country-complex="SA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4d113" style:font-size-asian="12pt" style:font-size-complex="12pt" style:language-complex="ar" style:country-complex="SA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4a4f6" style:font-size-asian="12pt" style:font-size-complex="12pt" style:language-complex="ar" style:country-complex="SA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20fd0" style:font-size-asian="12pt" style:font-size-complex="12pt" style:language-complex="ar" style:country-complex="SA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7e74d" style:font-size-asian="12pt" style:font-size-complex="12pt" style:language-complex="ar" style:country-complex="SA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06f533" style:font-size-asian="12pt" style:font-size-complex="12pt" style:language-complex="ar" style:country-complex="SA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1f6207" style:font-size-asian="12pt" style:font-size-complex="12pt" style:language-complex="ar" style:country-complex="SA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92be8" style:font-size-asian="12pt" style:font-size-complex="12pt" style:language-complex="ar" style:country-complex="SA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b62fc" style:font-size-asian="12pt" style:font-size-complex="12pt" style:language-complex="ar" style:country-complex="SA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430c9c" style:font-size-asian="12pt" style:font-size-complex="12pt" style:language-complex="ar" style:country-complex="SA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rsid="00226033" officeooo:paragraph-rsid="00430c9c" style:font-size-asian="12pt" style:font-size-complex="12pt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text-underline-style="none" officeooo:paragraph-rsid="00430c9c" style:font-size-asian="12pt" style:font-size-complex="12pt"/>
    </style:style>
    <style:style style:name="P26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3b62fc" style:font-name-asian="Symbol1" style:font-size-asian="12pt" style:font-name-complex="Times New Roman" style:font-size-complex="12pt" style:language-complex="ar" style:country-complex="SA"/>
    </style:style>
    <style:style style:name="P27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430c9c" style:font-name-asian="Symbol1" style:font-size-asian="12pt" style:font-name-complex="Times New Roman" style:font-size-complex="12pt" style:language-complex="ar" style:country-complex="SA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text-position="0% 100%" style:font-name="Times New Roman" fo:font-size="12pt" fo:language="uk" fo:country="UA" style:text-underline-style="none" officeooo:rsid="0016bcc7" officeooo:paragraph-rsid="00430c9c" style:font-name-asian="Symbol1" style:font-size-asian="12pt" style:font-name-complex="Times New Roman" style:font-size-complex="12pt" style:language-complex="ar" style:country-complex="SA"/>
    </style:style>
    <style:style style:name="P29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5a3a6" officeooo:paragraph-rsid="00430c9c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0" style:family="paragraph" style:parent-style-name="Standard">
      <style:paragraph-properties fo:margin-left="0in" fo:margin-right="0in" fo:text-indent="0in" style:auto-text-indent="false"/>
      <style:text-properties fo:font-variant="normal" fo:text-transform="none" style:text-position="0% 100%" style:font-name="Times New Roman" fo:font-size="12pt" fo:letter-spacing="normal" fo:language="uk" fo:country="UA" fo:font-style="normal" style:text-underline-style="none" fo:font-weight="normal" officeooo:rsid="0019ccc0" officeooo:paragraph-rsid="00430c9c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d1f55" officeooo:paragraph-rsid="00430c9c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145be7" officeooo:paragraph-rsid="00430c9c" style:font-name-asian="Symbol1" style:font-size-asian="12pt" style:font-name-complex="Times New Roman" style:font-size-complex="12pt" style:language-complex="ar" style:country-complex="SA" loext:padding="0in" loext:border="none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variant="normal" fo:text-transform="none" style:use-window-font-color="true" style:text-position="0% 100%" style:font-name="Times New Roman" fo:font-size="12pt" fo:letter-spacing="normal" fo:language="uk" fo:country="UA" fo:font-style="normal" style:text-underline-style="none" fo:font-weight="normal" officeooo:rsid="00226033" officeooo:paragraph-rsid="00430c9c" style:font-name-asian="Times New Roman1" style:font-size-asian="12pt" style:font-name-complex="Times New Roman1" style:font-size-complex="12pt" style:language-complex="ar" style:country-complex="SA" loext:padding="0in" loext:border="none"/>
    </style:style>
    <style:style style:name="P34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1d1f55" officeooo:paragraph-rsid="00430c9c" style:font-name-asian="Symbol1" style:font-size-asian="12pt" style:font-name-complex="Times New Roman" style:font-size-complex="12pt" style:language-complex="ar" style:country-complex="SA"/>
    </style:style>
    <style:style style:name="P35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3a04" officeooo:paragraph-rsid="00430c9c" style:font-name-asian="Symbol1" style:font-size-asian="12pt" style:font-name-complex="Times New Roman" style:font-size-complex="12pt" style:language-complex="ar" style:country-complex="SA"/>
    </style:style>
    <style:style style:name="P36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1d54f" officeooo:paragraph-rsid="00430c9c" style:font-name-asian="Symbol1" style:font-size-asian="12pt" style:font-name-complex="Times New Roman" style:font-size-complex="12pt" style:language-complex="ar" style:country-complex="SA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60e85" officeooo:paragraph-rsid="003b62fc" style:font-name-asian="Symbol1" style:font-size-asian="12pt" style:font-name-complex="Times New Roman" style:font-size-complex="12pt" style:language-complex="ar" style:country-complex="SA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use-window-font-color="true" style:text-position="0% 100%" style:font-name="Times New Roman" fo:font-size="12pt" fo:language="uk" fo:country="UA" style:text-underline-style="none" officeooo:rsid="00226033" officeooo:paragraph-rsid="00430c9c" style:font-name-asian="Times New Roman1" style:font-size-asian="12pt" style:font-name-complex="Times New Roman1" style:font-size-complex="12pt" style:language-complex="ar" style:country-complex="SA"/>
    </style:style>
    <style:style style:name="P39" style:family="paragraph" style:parent-style-name="Standard">
      <style:paragraph-properties fo:margin-left="0in" fo:margin-right="0in" fo:text-indent="0in" style:auto-text-indent="false"/>
      <style:text-properties fo:font-size="12pt" style:text-underline-style="none" officeooo:paragraph-rsid="00392be8" style:font-size-asian="12pt" style:font-size-complex="12pt"/>
    </style:style>
    <style:style style:name="P40" style:family="paragraph" style:parent-style-name="Standard">
      <style:paragraph-properties fo:margin-left="0in" fo:margin-right="0in" fo:text-indent="0in" style:auto-text-indent="false"/>
      <style:text-properties fo:font-size="12pt" style:text-underline-style="none" officeooo:paragraph-rsid="003b62fc" style:font-size-asian="12pt" style:font-size-complex="12pt"/>
    </style:style>
    <style:style style:name="P41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font-name="Times New Roman" fo:font-size="12pt" fo:language="uk" fo:country="UA" style:text-underline-style="none" officeooo:paragraph-rsid="00430c9c" style:font-size-asian="12pt" style:font-size-complex="12pt" style:language-complex="ar" style:country-complex="SA"/>
    </style:style>
    <style:style style:name="P4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style:text-position="0% 100%" style:font-name="Times New Roman" fo:font-size="12pt" fo:language="uk" fo:country="UA" style:text-underline-style="none" officeooo:rsid="0015a3a6" officeooo:paragraph-rsid="00430c9c" style:font-name-asian="Symbol1" style:font-size-asian="12pt" style:font-name-complex="Times New Roman" style:font-size-complex="12pt" style:language-complex="ar" style:country-complex="SA"/>
    </style:style>
    <style:style style:name="P43" style:family="paragraph" style:parent-style-name="Standard" style:master-page-name="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3b62fc" style:font-size-asian="12pt" style:font-size-complex="12pt" style:language-complex="ar" style:country-complex="SA"/>
    </style:style>
    <style:style style:name="P44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fo:font-size="12pt" style:text-underline-style="none" officeooo:paragraph-rsid="00417bf6" style:font-size-asian="12pt" style:font-size-complex="12pt"/>
    </style:style>
    <style:style style:name="P45" style:family="paragraph" style:parent-style-name="Standard" style:master-page-name="Standard">
      <style:paragraph-properties fo:margin-left="0in" fo:margin-right="0in" fo:text-indent="0in" style:auto-text-indent="false" style:page-number="auto"/>
      <style:text-properties style:font-name="Times New Roman" fo:font-size="12pt" fo:language="uk" fo:country="UA" style:text-underline-style="none" officeooo:paragraph-rsid="000911f5" style:font-size-asian="12pt" style:font-name-complex="Times New Roman" style:font-size-complex="12pt" style:language-complex="ar" style:country-complex="SA"/>
    </style:style>
    <style:style style:name="P46" style:family="paragraph" style:parent-style-name="Standard" style:list-style-name="L1">
      <style:paragraph-properties fo:margin-left="0in" fo:margin-right="0in" fo:text-indent="0in" style:auto-text-indent="false"/>
      <style:text-properties style:text-line-through-style="none" style:text-line-through-type="none" style:font-name="Times New Roman" fo:font-size="12pt" fo:language="uk" fo:country="UA" style:text-underline-style="none" officeooo:paragraph-rsid="0032e1aa" style:font-size-asian="12pt" style:font-name-complex="Times New Roman" style:font-size-complex="12pt" style:language-complex="ar" style:country-complex="SA"/>
    </style:style>
    <style:style style:name="P47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2e1aa" style:font-size-asian="12pt" style:font-size-complex="12pt" style:language-complex="ar" style:country-complex="SA"/>
    </style:style>
    <style:style style:name="P48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fo:language="uk" fo:country="UA" style:text-underline-style="none" officeooo:paragraph-rsid="0032e1aa" style:font-size-asian="12pt" style:font-name-complex="Times New Roman" style:font-size-complex="12pt" style:language-complex="ar" style:country-complex="SA"/>
    </style:style>
    <style:style style:name="P49" style:family="paragraph" style:parent-style-name="Standard">
      <loext:graphic-properties draw:fill="none"/>
      <style:paragraph-properties fo:margin-left="0in" fo:margin-right="0in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260e85" officeooo:paragraph-rsid="00430c9c" style:font-name-asian="Symbol1" style:font-size-asian="12pt" style:font-name-complex="Times New Roman" style:font-size-complex="12pt" style:language-complex="ar" style:country-complex="SA"/>
    </style:style>
    <style:style style:name="P50" style:family="paragraph" style:parent-style-name="Standard">
      <loext:graphic-properties draw:fill="none"/>
      <style:paragraph-properties fo:margin-left="0in" fo:margin-right="0.1799in" fo:text-align="justify" style:justify-single-word="false" fo:orphans="2" fo:widows="2" fo:text-indent="0in" style:auto-text-indent="false" fo:background-color="transparent" style:writing-mode="lr-tb"/>
      <style:text-properties style:use-window-font-color="true" style:text-position="0% 100%" style:font-name="Times New Roman" fo:font-size="12pt" fo:language="uk" fo:country="UA" style:text-underline-style="none" officeooo:rsid="00260e85" officeooo:paragraph-rsid="00417bf6" style:font-name-asian="Symbol1" style:font-size-asian="12pt" style:font-name-complex="Times New Roman" style:font-size-complex="12pt" style:language-complex="ar" style:country-complex="SA"/>
    </style:style>
    <style:style style:name="T1" style:family="text">
      <style:text-properties style:text-position="sub 58%" officeooo:rsid="00152ee4" style:font-name-asian="Symbol1"/>
    </style:style>
    <style:style style:name="T2" style:family="text">
      <style:text-properties style:text-position="sub 58%" officeooo:rsid="00152284" style:font-name-asian="Symbol1"/>
    </style:style>
    <style:style style:name="T3" style:family="text">
      <style:text-properties style:text-position="sub 58%" style:font-name-complex="Times New Roman"/>
    </style:style>
    <style:style style:name="T4" style:family="text">
      <style:text-properties style:text-position="sub 58%" officeooo:rsid="001f6207" style:font-name-complex="Times New Roman"/>
    </style:style>
    <style:style style:name="T5" style:family="text">
      <style:text-properties style:text-position="sub 58%" officeooo:rsid="0037e74d" style:font-name-complex="Times New Roman"/>
    </style:style>
    <style:style style:name="T6" style:family="text">
      <style:text-properties style:text-position="sub 58%" style:font-name="Times New Roman" fo:language="uk" fo:country="UA" style:font-name-complex="Times New Roman" style:language-complex="ar" style:country-complex="SA"/>
    </style:style>
    <style:style style:name="T7" style:family="text">
      <style:text-properties style:text-position="super 58%"/>
    </style:style>
    <style:style style:name="T8" style:family="text">
      <style:text-properties style:text-position="super 58%" style:font-name-complex="Times New Roman"/>
    </style:style>
    <style:style style:name="T9" style:family="text">
      <style:text-properties style:text-position="super 58%" officeooo:rsid="00152284" style:font-name-asian="Symbol1"/>
    </style:style>
    <style:style style:name="T10" style:family="text">
      <style:text-properties style:text-position="super 58%" officeooo:rsid="00152ee4" style:font-name-asian="Symbol1"/>
    </style:style>
    <style:style style:name="T11" style:family="text">
      <style:text-properties style:text-position="super 58%" style:font-name="Times New Roman" fo:language="uk" fo:country="UA" style:font-name-complex="Times New Roman" style:language-complex="ar" style:country-complex="SA"/>
    </style:style>
    <style:style style:name="T12" style:family="text">
      <style:text-properties style:text-position="0% 100%" officeooo:rsid="0015a3a6" style:font-name-asian="Symbol1" style:font-name-complex="Times New Roman"/>
    </style:style>
    <style:style style:name="T13" style:family="text">
      <style:text-properties style:text-position="0% 100%" officeooo:rsid="0016bcc7" style:font-name-asian="Symbol1" style:font-name-complex="Times New Roman"/>
    </style:style>
    <style:style style:name="T14" style:family="text">
      <style:text-properties style:text-position="0% 100%" officeooo:rsid="0019ccc0" style:font-name-asian="Symbol1" style:font-name-complex="Times New Roman"/>
    </style:style>
    <style:style style:name="T15" style:family="text">
      <style:text-properties style:text-position="0% 100%" officeooo:rsid="003af8b7" style:font-name-asian="Symbol1" style:font-name-complex="Times New Roman"/>
    </style:style>
    <style:style style:name="T16" style:family="text">
      <style:text-properties style:text-position="0% 100%" officeooo:rsid="00430c9c" style:font-name-asian="Symbol1" style:font-name-complex="Times New Roman"/>
    </style:style>
    <style:style style:name="T17" style:family="text">
      <style:text-properties style:text-position="0% 100%" officeooo:rsid="00152284" style:font-name-asian="Symbol1"/>
    </style:style>
    <style:style style:name="T18" style:family="text">
      <style:text-properties style:text-position="0% 100%" officeooo:rsid="00152ee4" style:font-name-asian="Symbol1"/>
    </style:style>
    <style:style style:name="T19" style:family="text">
      <style:text-properties style:text-position="0% 100%" officeooo:rsid="0015a3a6" style:font-name-asian="Symbol1"/>
    </style:style>
    <style:style style:name="T20" style:family="text">
      <style:text-properties style:text-position="0% 100%" officeooo:rsid="0006f533" style:font-name-asian="Times New Roman1" style:font-name-complex="Times New Roman1"/>
    </style:style>
    <style:style style:name="T21" style:family="text">
      <style:text-properties style:text-position="0% 100%" officeooo:rsid="001e28a3" style:font-name-complex="Times New Roman"/>
    </style:style>
    <style:style style:name="T22" style:family="text">
      <style:text-properties style:text-position="0% 100%" officeooo:rsid="001f6207" style:font-name-complex="Times New Roman"/>
    </style:style>
    <style:style style:name="T23" style:family="text">
      <style:text-properties style:text-position="0% 100%" officeooo:rsid="00152284" style:font-name-asian="Symbol" style:font-name-complex="Symbol"/>
    </style:style>
    <style:style style:name="T24" style:family="text">
      <style:text-properties style:text-position="0% 100%" fo:font-style="normal" officeooo:rsid="0015a3a6" style:font-name-asian="Symbol1" style:font-style-asian="normal" style:font-name-complex="Times New Roman" style:font-style-complex="normal"/>
    </style:style>
    <style:style style:name="T25" style:family="text">
      <style:text-properties style:text-position="0% 100%" fo:font-style="normal" officeooo:rsid="0016bcc7" style:font-name-asian="Symbol1" style:font-style-asian="normal" style:font-name-complex="Times New Roman" style:font-style-complex="normal"/>
    </style:style>
    <style:style style:name="T26" style:family="text">
      <style:text-properties style:font-name-asian="Symbol" style:font-name-complex="Symbol"/>
    </style:style>
    <style:style style:name="T27" style:family="text">
      <style:text-properties officeooo:rsid="0003347c" style:font-name-asian="Symbol" style:font-name-complex="Symbol"/>
    </style:style>
    <style:style style:name="T28" style:family="text">
      <style:text-properties officeooo:rsid="00067e84" style:font-name-asian="Symbol" style:font-name-complex="Symbol"/>
    </style:style>
    <style:style style:name="T29" style:family="text">
      <style:text-properties officeooo:rsid="002f74a9" style:font-name-asian="Symbol" style:font-name-complex="Symbol"/>
    </style:style>
    <style:style style:name="T30" style:family="text">
      <style:text-properties style:font-name-asian="Symbol1"/>
    </style:style>
    <style:style style:name="T31" style:family="text">
      <style:text-properties style:font-name-asian="Symbol1" style:font-name-complex="Times New Roman"/>
    </style:style>
    <style:style style:name="T32" style:family="text">
      <style:text-properties style:font-name-asian="Symbol1" style:font-name-complex="Symbol1"/>
    </style:style>
    <style:style style:name="T33" style:family="text">
      <style:text-properties officeooo:rsid="00113f11" style:font-name-asian="Symbol1" style:font-name-complex="Symbol1"/>
    </style:style>
    <style:style style:name="T34" style:family="text">
      <style:text-properties officeooo:rsid="00113f11" style:font-name-asian="Symbol1"/>
    </style:style>
    <style:style style:name="T35" style:family="text">
      <style:text-properties officeooo:rsid="00133909" style:font-name-asian="Symbol1"/>
    </style:style>
    <style:style style:name="T36" style:family="text">
      <style:text-properties style:use-window-font-color="true" style:text-position="0% 100%" style:font-name="Times New Roman" fo:language="uk" fo:country="UA" officeooo:rsid="003e96e6" style:font-name-asian="Symbol1" style:font-name-complex="Times New Roman" style:language-complex="ar" style:country-complex="SA"/>
    </style:style>
    <style:style style:name="T37" style:family="text">
      <style:text-properties style:use-window-font-color="true" style:text-position="0% 100%" style:font-name="Times New Roman" fo:language="uk" fo:country="UA" officeooo:rsid="00260e85" style:font-name-asian="Symbol1" style:font-name-complex="Times New Roman" style:language-complex="ar" style:country-complex="SA"/>
    </style:style>
    <style:style style:name="T38" style:family="text">
      <style:text-properties style:use-window-font-color="true" style:text-position="0% 100%" style:font-name="Times New Roman" fo:language="uk" fo:country="UA" officeooo:rsid="004b5e4b" style:font-name-asian="Symbol1" style:font-name-complex="Times New Roman" style:language-complex="ar" style:country-complex="SA"/>
    </style:style>
    <style:style style:name="T39" style:family="text">
      <style:text-properties style:use-window-font-color="true" style:text-position="0% 100%" style:font-name="Times New Roman" fo:language="uk" fo:country="UA" officeooo:rsid="00430c9c" style:font-name-asian="Symbol1" style:font-name-complex="Times New Roman" style:language-complex="ar" style:country-complex="SA"/>
    </style:style>
    <style:style style:name="T40" style:family="text">
      <style:text-properties style:use-window-font-color="true" style:text-position="0% 100%" style:font-name-asian="Symbol1"/>
    </style:style>
    <style:style style:name="T41" style:family="text">
      <style:text-properties style:use-window-font-color="true" style:text-position="0% 100%" officeooo:rsid="0019ccc0" style:font-name-asian="Symbol1" style:font-name-complex="Times New Roman"/>
    </style:style>
    <style:style style:name="T42" style:family="text">
      <style:text-properties style:use-window-font-color="true" style:text-position="0% 100%" officeooo:rsid="001bb99b" style:font-name-asian="Symbol1" style:font-name-complex="Times New Roman"/>
    </style:style>
    <style:style style:name="T43" style:family="text">
      <style:text-properties style:use-window-font-color="true" style:text-position="0% 100%" officeooo:rsid="001d1f55" style:font-name-asian="Symbol1" style:font-name-complex="Times New Roman"/>
    </style:style>
    <style:style style:name="T44" style:family="text">
      <style:text-properties style:use-window-font-color="true" style:text-position="0% 100%" officeooo:rsid="00209f49" style:font-name-asian="Symbol1" style:font-name-complex="Times New Roman"/>
    </style:style>
    <style:style style:name="T45" style:family="text">
      <style:text-properties style:use-window-font-color="true" style:text-position="0% 100%" officeooo:rsid="00213a04" style:font-name-asian="Symbol1" style:font-name-complex="Times New Roman"/>
    </style:style>
    <style:style style:name="T46" style:family="text">
      <style:text-properties style:use-window-font-color="true" style:text-position="0% 100%" officeooo:rsid="0021d54f" style:font-name-asian="Symbol1" style:font-name-complex="Times New Roman"/>
    </style:style>
    <style:style style:name="T47" style:family="text">
      <style:text-properties style:use-window-font-color="true" style:text-position="0% 100%" officeooo:rsid="00430c9c" style:font-name-asian="Symbol1" style:font-name-complex="Times New Roman"/>
    </style:style>
    <style:style style:name="T48" style:family="text">
      <style:text-properties style:use-window-font-color="true" style:text-position="0% 100%" officeooo:rsid="001bb99b" style:font-name-asian="Symbol1"/>
    </style:style>
    <style:style style:name="T49" style:family="text">
      <style:text-properties style:use-window-font-color="true" style:text-position="0% 100%" officeooo:rsid="00152ee4" style:font-name-asian="Symbol1"/>
    </style:style>
    <style:style style:name="T50" style:family="text">
      <style:text-properties style:use-window-font-color="true" style:text-position="0% 100%" officeooo:rsid="0015a3a6" style:font-name-asian="Symbol1"/>
    </style:style>
    <style:style style:name="T51" style:family="text">
      <style:text-properties style:use-window-font-color="true" style:text-position="0% 100%" officeooo:rsid="001bb99b" style:font-name-asian="Symbol" style:font-name-complex="Symbol"/>
    </style:style>
    <style:style style:name="T52" style:family="text">
      <style:text-properties style:use-window-font-color="true" style:text-position="0% 100%" officeooo:rsid="00209f49" style:font-name-asian="Symbol" style:font-name-complex="Symbol"/>
    </style:style>
    <style:style style:name="T53" style:family="text">
      <style:text-properties style:use-window-font-color="true" style:text-position="0% 100%" fo:language="uk" fo:country="UA" style:font-name-asian="Times New Roman1" style:font-name-complex="Times New Roman1" style:language-complex="ar" style:country-complex="SA"/>
    </style:style>
    <style:style style:name="T54" style:family="text">
      <style:text-properties style:use-window-font-color="true" style:text-position="0% 100%" fo:language="uk" fo:country="UA" officeooo:rsid="00226033" style:font-name-asian="Times New Roman1" style:font-name-complex="Times New Roman1" style:language-complex="ar" style:country-complex="SA"/>
    </style:style>
    <style:style style:name="T55" style:family="text">
      <style:text-properties style:use-window-font-color="true" style:text-position="0% 100%" fo:language="uk" fo:country="UA" officeooo:rsid="0021d54f" style:font-name-asian="Times New Roman1" style:font-name-complex="Times New Roman1" style:language-complex="ar" style:country-complex="SA"/>
    </style:style>
    <style:style style:name="T56" style:family="text">
      <style:text-properties style:use-window-font-color="true" style:text-position="0% 100%" fo:language="uk" fo:country="UA" officeooo:rsid="0027659f" style:font-name-asian="Times New Roman1" style:font-name-complex="Times New Roman1" style:language-complex="ar" style:country-complex="SA"/>
    </style:style>
    <style:style style:name="T57" style:family="text">
      <style:text-properties style:use-window-font-color="true" style:text-position="0% 100%" fo:language="uk" fo:country="UA" officeooo:rsid="0027abf4" style:font-name-asian="Times New Roman1" style:font-name-complex="Times New Roman1" style:language-complex="ar" style:country-complex="SA"/>
    </style:style>
    <style:style style:name="T58" style:family="text">
      <style:text-properties style:use-window-font-color="true" style:text-position="0% 100%" fo:language="uk" fo:country="UA" style:font-name-asian="Symbol1" style:font-name-complex="Times New Roman" style:language-complex="ar" style:country-complex="SA"/>
    </style:style>
    <style:style style:name="T59" style:family="text">
      <style:text-properties style:use-window-font-color="true" style:text-position="0% 100%" fo:language="uk" fo:country="UA" officeooo:rsid="001bb99b" style:font-name-asian="Symbol1" style:font-name-complex="Times New Roman" style:language-complex="ar" style:country-complex="SA"/>
    </style:style>
    <style:style style:name="T60" style:family="text">
      <style:text-properties style:use-window-font-color="true" style:text-position="0% 100%" fo:language="uk" fo:country="UA" officeooo:rsid="001d1f55" style:font-name-asian="Symbol1" style:font-name-complex="Times New Roman" style:language-complex="ar" style:country-complex="SA"/>
    </style:style>
    <style:style style:name="T61" style:family="text">
      <style:text-properties style:use-window-font-color="true" style:text-position="0% 100%" fo:language="uk" fo:country="UA" officeooo:rsid="00209f49" style:font-name-asian="Symbol1" style:font-name-complex="Times New Roman" style:language-complex="ar" style:country-complex="SA"/>
    </style:style>
    <style:style style:name="T62" style:family="text">
      <style:text-properties style:use-window-font-color="true" style:text-position="0% 100%" fo:language="uk" fo:country="UA" officeooo:rsid="00213a04" style:font-name-asian="Symbol1" style:font-name-complex="Times New Roman" style:language-complex="ar" style:country-complex="SA"/>
    </style:style>
    <style:style style:name="T63" style:family="text">
      <style:text-properties style:use-window-font-color="true" style:text-position="0% 100%" fo:language="uk" fo:country="UA" officeooo:rsid="0019ccc0" style:font-name-asian="Symbol1" style:font-name-complex="Times New Roman" style:language-complex="ar" style:country-complex="SA"/>
    </style:style>
    <style:style style:name="T64" style:family="text">
      <style:text-properties style:use-window-font-color="true" style:text-position="0% 100%" fo:language="uk" fo:country="UA" officeooo:rsid="0021d54f" style:font-name-asian="Symbol1" style:font-name-complex="Times New Roman" style:language-complex="ar" style:country-complex="SA"/>
    </style:style>
    <style:style style:name="T65" style:family="text">
      <style:text-properties style:use-window-font-color="true" style:text-position="0% 100%" fo:language="uk" fo:country="UA" officeooo:rsid="00226033" style:font-name-asian="Symbol1" style:font-name-complex="Times New Roman" style:language-complex="ar" style:country-complex="SA"/>
    </style:style>
    <style:style style:name="T66" style:family="text">
      <style:text-properties style:use-window-font-color="true" style:text-position="0% 100%" fo:language="uk" fo:country="UA" officeooo:rsid="00260e85" style:font-name-asian="Symbol1" style:font-name-complex="Times New Roman" style:language-complex="ar" style:country-complex="SA"/>
    </style:style>
    <style:style style:name="T67" style:family="text">
      <style:text-properties style:use-window-font-color="true" style:text-position="0% 100%" fo:language="uk" fo:country="UA" officeooo:rsid="0027659f" style:font-name-asian="Symbol1" style:font-name-complex="Times New Roman" style:language-complex="ar" style:country-complex="SA"/>
    </style:style>
    <style:style style:name="T68" style:family="text">
      <style:text-properties style:use-window-font-color="true" style:text-position="0% 100%" fo:language="uk" fo:country="UA" officeooo:rsid="0027abf4" style:font-name-asian="Symbol1" style:font-name-complex="Times New Roman" style:language-complex="ar" style:country-complex="SA"/>
    </style:style>
    <style:style style:name="T69" style:family="text">
      <style:text-properties style:use-window-font-color="true" style:text-position="0% 100%" fo:language="uk" fo:country="UA" officeooo:rsid="00430c9c" style:font-name-asian="Symbol1" style:font-name-complex="Times New Roman" style:language-complex="ar" style:country-complex="SA"/>
    </style:style>
    <style:style style:name="T70" style:family="text">
      <style:text-properties style:use-window-font-color="true" style:text-position="0% 100%" fo:language="uk" fo:country="UA" officeooo:rsid="001bb99b" style:font-name-asian="Symbol" style:font-name-complex="Symbol" style:language-complex="ar" style:country-complex="SA"/>
    </style:style>
    <style:style style:name="T71" style:family="text">
      <style:text-properties style:use-window-font-color="true" style:text-position="0% 100%" fo:language="uk" fo:country="UA" officeooo:rsid="00209f49" style:font-name-asian="Symbol" style:font-name-complex="Symbol" style:language-complex="ar" style:country-complex="SA"/>
    </style:style>
    <style:style style:name="T72" style:family="text">
      <style:text-properties style:use-window-font-color="true" style:text-position="0% 100%" style:font-name-asian="Times New Roman1" style:font-name-complex="Times New Roman1"/>
    </style:style>
    <style:style style:name="T73" style:family="text">
      <style:text-properties style:use-window-font-color="true" style:text-position="0% 100%" officeooo:rsid="00226033" style:font-name-asian="Times New Roman1" style:font-name-complex="Times New Roman1"/>
    </style:style>
    <style:style style:name="T74" style:family="text">
      <style:text-properties style:use-window-font-color="true" style:text-position="0% 100%" officeooo:rsid="0023fb3a" style:font-name-asian="Times New Roman1" style:font-name-complex="Times New Roman1"/>
    </style:style>
    <style:style style:name="T75" style:family="text">
      <style:text-properties style:use-window-font-color="true" style:text-position="0% 100%" officeooo:rsid="00259524" style:font-name-asian="Times New Roman1" style:font-name-complex="Times New Roman1"/>
    </style:style>
    <style:style style:name="T76" style:family="text">
      <style:text-properties style:use-window-font-color="true" style:text-position="sub 58%" officeooo:rsid="001bb99b" style:font-name-asian="Symbol1" style:font-name-complex="Times New Roman"/>
    </style:style>
    <style:style style:name="T77" style:family="text">
      <style:text-properties style:use-window-font-color="true" style:text-position="sub 58%" officeooo:rsid="001bb99b" style:font-name-asian="Symbol1"/>
    </style:style>
    <style:style style:name="T78" style:family="text">
      <style:text-properties style:use-window-font-color="true" style:text-position="sub 58%" fo:language="uk" fo:country="UA" officeooo:rsid="001bb99b" style:font-name-asian="Symbol1" style:font-name-complex="Times New Roman" style:language-complex="ar" style:country-complex="SA"/>
    </style:style>
    <style:style style:name="T79" style:family="text">
      <style:text-properties style:use-window-font-color="true" style:text-position="sub 58%" fo:language="uk" fo:country="UA" officeooo:rsid="001d1f55" style:font-name-asian="Symbol1" style:font-name-complex="Times New Roman" style:language-complex="ar" style:country-complex="SA"/>
    </style:style>
    <style:style style:name="T80" style:family="text">
      <style:text-properties style:use-window-font-color="true" style:text-position="sub 58%" fo:language="uk" fo:country="UA" officeooo:rsid="0021d54f" style:font-name-asian="Symbol1" style:font-name-complex="Times New Roman" style:language-complex="ar" style:country-complex="SA"/>
    </style:style>
    <style:style style:name="T81" style:family="text">
      <style:text-properties style:use-window-font-color="true" style:text-position="super 58%" fo:language="uk" fo:country="UA" officeooo:rsid="0021d54f" style:font-name-asian="Symbol1" style:font-name-complex="Times New Roman" style:language-complex="ar" style:country-complex="SA"/>
    </style:style>
    <style:style style:name="T82" style:family="text">
      <style:text-properties style:use-window-font-color="true" style:text-position="super 58%" fo:language="uk" fo:country="UA" style:font-name-asian="Times New Roman1" style:font-name-complex="Times New Roman1" style:language-complex="ar" style:country-complex="SA"/>
    </style:style>
    <style:style style:name="T83" style:family="text">
      <style:text-properties style:use-window-font-color="true" officeooo:rsid="001f6207" style:font-name-asian="Calibri" style:font-name-complex="Times New Roman"/>
    </style:style>
    <style:style style:name="T84" style:family="text">
      <style:text-properties style:use-window-font-color="true" officeooo:rsid="00113f11" style:font-name-asian="Calibri" style:font-name-complex="Times New Roman"/>
    </style:style>
    <style:style style:name="T85" style:family="text">
      <style:text-properties style:use-window-font-color="true" officeooo:rsid="00430c9c" style:font-name-asian="Calibri" style:font-name-complex="Times New Roman"/>
    </style:style>
    <style:style style:name="T86" style:family="text">
      <style:text-properties style:use-window-font-color="true" style:font-name="Times New Roman" fo:language="uk" fo:country="UA" officeooo:rsid="00392be8" style:font-name-asian="Calibri" style:font-name-complex="Times New Roman" style:language-complex="ar" style:country-complex="SA"/>
    </style:style>
    <style:style style:name="T87" style:family="text">
      <style:text-properties style:use-window-font-color="true" style:font-name="Times New Roman" fo:language="uk" fo:country="UA" officeooo:rsid="003af8b7" style:font-name-asian="Calibri" style:font-name-complex="Times New Roman" style:language-complex="ar" style:country-complex="SA"/>
    </style:style>
    <style:style style:name="T88" style:family="text">
      <style:text-properties fo:font-variant="normal" fo:text-transform="none" fo:letter-spacing="normal" fo:font-style="normal" fo:font-weight="normal" loext:padding="0in" loext:border="none"/>
    </style:style>
    <style:style style:name="T89" style:family="text">
      <style:text-properties fo:font-variant="normal" fo:text-transform="none" fo:letter-spacing="normal" fo:font-style="normal" fo:font-weight="normal" officeooo:rsid="0018956b" loext:padding="0in" loext:border="none"/>
    </style:style>
    <style:style style:name="T90" style:family="text">
      <style:text-properties fo:font-variant="normal" fo:text-transform="none" fo:letter-spacing="normal" fo:font-style="normal" fo:font-weight="normal" officeooo:rsid="0019ccc0" loext:padding="0in" loext:border="none"/>
    </style:style>
    <style:style style:name="T91" style:family="text">
      <style:text-properties fo:font-variant="normal" fo:text-transform="none" fo:letter-spacing="normal" fo:font-style="normal" fo:font-weight="normal" style:font-name-asian="Symbol" style:font-name-complex="Symbol" loext:padding="0in" loext:border="none"/>
    </style:style>
    <style:style style:name="T92" style:family="text">
      <style:text-properties fo:font-variant="normal" fo:text-transform="none" fo:letter-spacing="normal" fo:font-style="normal" fo:font-weight="normal" officeooo:rsid="0016bcc7" loext:padding="0in" loext:border="none"/>
    </style:style>
    <style:style style:name="T93" style:family="text">
      <style:text-properties fo:font-variant="normal" fo:text-transform="none" fo:letter-spacing="normal" fo:font-style="normal" fo:font-weight="normal" style:font-name-complex="Times New Roman" loext:padding="0in" loext:border="none"/>
    </style:style>
    <style:style style:name="T94" style:family="text">
      <style:text-properties fo:font-variant="normal" fo:text-transform="none" fo:letter-spacing="normal" fo:font-style="normal" fo:font-weight="normal" officeooo:rsid="0018956b" style:font-name-complex="Times New Roman" loext:padding="0in" loext:border="none"/>
    </style:style>
    <style:style style:name="T95" style:family="text">
      <style:text-properties fo:font-variant="normal" fo:text-transform="none" fo:letter-spacing="normal" fo:font-style="normal" fo:font-weight="normal" officeooo:rsid="00430c9c" style:font-name-complex="Times New Roman" loext:padding="0in" loext:border="none"/>
    </style:style>
    <style:style style:name="T96" style:family="text">
      <style:text-properties fo:font-variant="normal" fo:text-transform="none" fo:letter-spacing="normal" fo:font-style="normal" fo:font-weight="normal" officeooo:rsid="00430c9c" loext:padding="0in" loext:border="none"/>
    </style:style>
    <style:style style:name="T97" style:family="text">
      <style:text-properties fo:font-variant="normal" fo:text-transform="none" style:text-position="0% 100%" fo:letter-spacing="normal" fo:font-style="normal" fo:font-weight="normal" officeooo:rsid="0016bcc7" style:font-name-asian="Symbol1" style:font-name-complex="Times New Roman" loext:padding="0in" loext:border="none"/>
    </style:style>
    <style:style style:name="T98" style:family="text">
      <style:text-properties fo:font-variant="normal" fo:text-transform="non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99" style:family="text">
      <style:text-properties fo:font-variant="normal" fo:text-transform="none" style:text-position="0% 100%" fo:letter-spacing="normal" fo:font-style="normal" fo:font-weight="normal" officeooo:rsid="0015a3a6" style:font-name-asian="Symbol1" style:font-name-complex="Times New Roman" loext:padding="0in" loext:border="none"/>
    </style:style>
    <style:style style:name="T100" style:family="text">
      <style:text-properties fo:font-variant="normal" fo:text-transform="none" style:text-position="0% 100%" fo:letter-spacing="normal" fo:font-style="normal" fo:font-weight="normal" officeooo:rsid="0018956b" style:font-name-asian="Symbol1" style:font-name-complex="Times New Roman" loext:padding="0in" loext:border="none"/>
    </style:style>
    <style:style style:name="T101" style:family="text">
      <style:text-properties fo:font-variant="normal" fo:text-transform="non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102" style:family="text">
      <style:text-properties fo:font-variant="normal" fo:text-transform="non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103" style:family="text">
      <style:text-properties fo:font-variant="normal" fo:text-transform="none" style:text-position="0% 100%" fo:letter-spacing="normal" fo:font-style="normal" fo:font-weight="normal" officeooo:rsid="00430c9c" style:font-name-asian="Symbol1" style:font-name-complex="Times New Roman" loext:padding="0in" loext:border="none"/>
    </style:style>
    <style:style style:name="T104" style:family="text">
      <style:text-properties fo:font-variant="normal" fo:text-transform="none" style:text-position="0% 100%" fo:letter-spacing="normal" fo:font-style="normal" fo:font-weight="normal" officeooo:rsid="0019ccc0" style:font-name-asian="Symbol" style:font-name-complex="Symbol" loext:padding="0in" loext:border="none"/>
    </style:style>
    <style:style style:name="T105" style:family="text">
      <style:text-properties fo:font-variant="normal" fo:text-transform="none" style:use-window-font-color="true" fo:letter-spacing="normal" fo:font-style="normal" fo:font-weight="normal" officeooo:rsid="0018956b" style:font-name-asian="Calibri" style:font-name-complex="Times New Roman" loext:padding="0in" loext:border="none"/>
    </style:style>
    <style:style style:name="T106" style:family="text">
      <style:text-properties fo:font-variant="normal" fo:text-transform="none" style:use-window-font-color="true" fo:letter-spacing="normal" fo:font-style="normal" fo:font-weight="normal" officeooo:rsid="0019ccc0" style:font-name-asian="Calibri" style:font-name-complex="Times New Roman" loext:padding="0in" loext:border="none"/>
    </style:style>
    <style:style style:name="T107" style:family="text">
      <style:text-properties fo:font-variant="normal" fo:text-transform="none" style:use-window-font-color="true" style:text-position="0% 100%" fo:letter-spacing="normal" fo:font-style="normal" fo:font-weight="normal" officeooo:rsid="0018956b" style:font-name-asian="Calibri" style:font-name-complex="Times New Roman" loext:padding="0in" loext:border="none"/>
    </style:style>
    <style:style style:name="T108" style:family="text">
      <style:text-properties fo:font-variant="normal" fo:text-transform="none" style:use-window-font-color="true" style:text-position="0% 100%" fo:letter-spacing="normal" fo:font-style="normal" fo:font-weight="normal" officeooo:rsid="0033feb7" style:font-name-asian="Calibri" style:font-name-complex="Times New Roman" loext:padding="0in" loext:border="none"/>
    </style:style>
    <style:style style:name="T109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1" style:font-name-complex="Times New Roman" loext:padding="0in" loext:border="none"/>
    </style:style>
    <style:style style:name="T110" style:family="text">
      <style:text-properties fo:font-variant="normal" fo:text-transform="none" style:use-window-font-color="true" style:text-position="0% 100%" fo:letter-spacing="normal" fo:font-style="normal" fo:font-weight="normal" officeooo:rsid="0019ccc0" style:font-name-asian="Symbol1" style:font-name-complex="Times New Roman" loext:padding="0in" loext:border="none"/>
    </style:style>
    <style:style style:name="T111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1" style:font-name-complex="Times New Roman" loext:padding="0in" loext:border="none"/>
    </style:style>
    <style:style style:name="T112" style:family="text">
      <style:text-properties fo:font-variant="normal" fo:text-transform="none" style:use-window-font-color="true" style:text-position="0% 100%" fo:letter-spacing="normal" fo:font-style="normal" fo:font-weight="normal" officeooo:rsid="00226033" style:font-name-asian="Symbol1" style:font-name-complex="Times New Roman" loext:padding="0in" loext:border="none"/>
    </style:style>
    <style:style style:name="T113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1" style:font-name-complex="Times New Roman" loext:padding="0in" loext:border="none"/>
    </style:style>
    <style:style style:name="T114" style:family="text">
      <style:text-properties fo:font-variant="normal" fo:text-transform="none" style:use-window-font-color="true" style:text-position="0% 100%" fo:letter-spacing="normal" fo:font-style="normal" fo:font-weight="normal" officeooo:rsid="00152284" style:font-name-asian="Symbol1" style:font-name-complex="Times New Roman" loext:padding="0in" loext:border="none"/>
    </style:style>
    <style:style style:name="T115" style:family="text">
      <style:text-properties fo:font-variant="normal" fo:text-transform="none" style:use-window-font-color="true" style:text-position="0% 100%" fo:letter-spacing="normal" fo:font-style="normal" fo:font-weight="normal" officeooo:rsid="00430c9c" style:font-name-asian="Symbol1" style:font-name-complex="Times New Roman" loext:padding="0in" loext:border="none"/>
    </style:style>
    <style:style style:name="T116" style:family="text">
      <style:text-properties fo:font-variant="normal" fo:text-transform="none" style:use-window-font-color="true" style:text-position="0% 100%" fo:letter-spacing="normal" fo:font-style="normal" fo:font-weight="normal" officeooo:rsid="001bb99b" style:font-name-asian="Symbol" style:font-name-complex="Symbol" loext:padding="0in" loext:border="none"/>
    </style:style>
    <style:style style:name="T117" style:family="text">
      <style:text-properties fo:font-variant="normal" fo:text-transform="none" style:use-window-font-color="true" style:text-position="0% 100%" fo:letter-spacing="normal" fo:font-style="normal" fo:font-weight="normal" officeooo:rsid="001d1f55" style:font-name-asian="Symbol" style:font-name-complex="Symbol" loext:padding="0in" loext:border="none"/>
    </style:style>
    <style:style style:name="T118" style:family="text">
      <style:text-properties fo:font-variant="normal" fo:text-transform="none" style:use-window-font-color="true" style:text-position="0% 100%" fo:letter-spacing="normal" fo:font-style="normal" fo:font-weight="normal" officeooo:rsid="00145be7" style:font-name-asian="Symbol" style:font-name-complex="Symbol" loext:padding="0in" loext:border="none"/>
    </style:style>
    <style:style style:name="T119" style:family="text">
      <style:text-properties fo:font-variant="normal" fo:text-transform="none" style:use-window-font-color="true" style:text-position="sub 58%" fo:letter-spacing="normal" fo:font-style="normal" fo:font-weight="normal" officeooo:rsid="001bb99b" style:font-name-asian="Symbol1" style:font-name-complex="Times New Roman" loext:padding="0in" loext:border="none"/>
    </style:style>
    <style:style style:name="T120" style:family="text">
      <style:text-properties fo:font-variant="normal" fo:text-transform="none" style:use-window-font-color="true" style:text-position="sub 58%" fo:letter-spacing="normal" fo:font-style="normal" fo:font-weight="normal" officeooo:rsid="001d1f55" style:font-name-asian="Symbol1" style:font-name-complex="Times New Roman" loext:padding="0in" loext:border="none"/>
    </style:style>
    <style:style style:name="T121" style:family="text">
      <style:text-properties fo:font-variant="normal" fo:text-transform="none" style:use-window-font-color="true" style:text-position="sub 58%" fo:letter-spacing="normal" fo:font-style="normal" fo:font-weight="normal" officeooo:rsid="00145be7" style:font-name-asian="Symbol1" style:font-name-complex="Times New Roman" loext:padding="0in" loext:border="none"/>
    </style:style>
    <style:style style:name="T122" style:family="text">
      <style:text-properties fo:font-variant="normal" fo:text-transform="none" style:use-window-font-color="tru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23" style:family="text">
      <style:text-properties fo:font-variant="normal" fo:text-transform="none" style:text-position="super 58%" fo:letter-spacing="normal" fo:font-style="normal" fo:font-weight="normal" officeooo:rsid="001d1f55" style:font-name-asian="Symbol1" style:font-name-complex="Times New Roman" loext:padding="0in" loext:border="none"/>
    </style:style>
    <style:style style:name="T124" style:family="text">
      <style:text-properties style:font-name-complex="Times New Roman"/>
    </style:style>
    <style:style style:name="T125" style:family="text">
      <style:text-properties officeooo:rsid="00067e84" style:font-name-complex="Times New Roman"/>
    </style:style>
    <style:style style:name="T126" style:family="text">
      <style:text-properties officeooo:rsid="001e28a3" style:font-name-complex="Times New Roman"/>
    </style:style>
    <style:style style:name="T127" style:family="text">
      <style:text-properties officeooo:rsid="001f6207" style:font-name-complex="Times New Roman"/>
    </style:style>
    <style:style style:name="T128" style:family="text">
      <style:text-properties officeooo:rsid="0033a798" style:font-name-complex="Times New Roman"/>
    </style:style>
    <style:style style:name="T129" style:family="text">
      <style:text-properties officeooo:rsid="0034a4f6" style:font-name-complex="Times New Roman"/>
    </style:style>
    <style:style style:name="T130" style:family="text">
      <style:text-properties officeooo:rsid="0003347c" style:font-name-asian="Symbola" style:font-name-complex="Symbola"/>
    </style:style>
    <style:style style:name="T131" style:family="text">
      <style:text-properties officeooo:rsid="0004d113" style:font-name-asian="Symbola" style:font-name-complex="Symbola"/>
    </style:style>
    <style:style style:name="T132" style:family="text">
      <style:text-properties officeooo:rsid="00067e84" style:font-name-asian="Symbola" style:font-name-complex="Symbola"/>
    </style:style>
    <style:style style:name="T133" style:family="text">
      <style:text-properties officeooo:rsid="0006f533" style:font-name-asian="Symbola" style:font-name-complex="Symbola"/>
    </style:style>
    <style:style style:name="T134" style:family="text">
      <style:text-properties officeooo:rsid="0006f533" style:font-name-asian="Times New Roman1" style:font-name-complex="Times New Roman1"/>
    </style:style>
    <style:style style:name="T135" style:family="text">
      <style:text-properties style:text-line-through-style="none" style:text-line-through-type="none" style:font-name-complex="Times New Roman"/>
    </style:style>
    <style:style style:name="T136" style:family="text">
      <style:text-properties style:text-line-through-style="none" style:text-line-through-type="none" officeooo:rsid="00020fd0" style:font-name-asian="Symbola" style:font-name-complex="Symbola"/>
    </style:style>
    <style:style style:name="T137" style:family="text">
      <style:text-properties officeooo:rsid="0030f4ea"/>
    </style:style>
    <style:style style:name="T138" style:family="text">
      <style:text-properties style:font-name="Times New Roman" fo:language="uk" fo:country="UA" style:font-name-complex="Times New Roman" style:language-complex="ar" style:country-complex="SA"/>
    </style:style>
    <style:style style:name="T139" style:family="text">
      <style:text-properties style:font-name="Times New Roman" fo:language="uk" fo:country="UA" style:font-name-asian="Symbol" style:font-name-complex="Symbol" style:language-complex="ar" style:country-complex="SA"/>
    </style:style>
    <style:style style:name="T140" style:family="text">
      <style:text-properties officeooo:rsid="003a1e18"/>
    </style:style>
    <style:style style:name="T141" style:family="text">
      <style:text-properties officeooo:rsid="00430c9c"/>
    </style:style>
    <style:style style:name="T142" style:family="text">
      <style:text-properties officeooo:rsid="0043d78a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Варіант №<text:span text:style-name="T142">16</text:span></text:p>
      <text:p text:style-name="P2"/>
      <text:p text:style-name="P2">1) Які з наведених співвідношень є правильними?</text:p>
      <text:list xml:id="list3665419937" text:style-name="L1">
        <text:list-item>
          <text:p text:style-name="P46">{1, ⊘} = {1};</text:p>
        </text:list-item>
        <text:list-item>
          <text:p text:style-name="P46">|{⊘}|=1;</text:p>
        </text:list-item>
        <text:list-item>
          <text:p text:style-name="P46"><text:span text:style-name="T26">⊘∈</text:span>{<text:span text:style-name="T26">⊘</text:span>, 1, {2}};</text:p>
        </text:list-item>
        <text:list-item>
          <text:p text:style-name="P47"><text:span text:style-name="T135">{2}</text:span><text:span text:style-name="T136">⊆</text:span><text:span text:style-name="T135">{1, {2}};</text:span><text:span text:style-name="T124"> <text:s/></text:span></text:p>
        </text:list-item>
        <text:list-item>
          <text:p text:style-name="P47"><text:span text:style-name="T124">{1}</text:span><text:span text:style-name="T26">∈</text:span><text:span text:style-name="T124">{1, {2}};</text:span></text:p>
        </text:list-item>
        <text:list-item>
          <text:p text:style-name="P47"><text:span text:style-name="T130">⊘</text:span><text:span text:style-name="T26">⊆</text:span><text:span text:style-name="T124">{1, {2}};</text:span></text:p>
        </text:list-item>
        <text:list-item>
          <text:p text:style-name="P47"><text:span text:style-name="T124">{2}</text:span><text:span text:style-name="T26">∈</text:span><text:span text:style-name="T124">{1, {2}};</text:span></text:p>
        </text:list-item>
        <text:list-item>
          <text:p text:style-name="P47"><text:span text:style-name="T124">{1}</text:span><text:span text:style-name="T26">⊆</text:span><text:span text:style-name="T124">{1, {2}}; <text:s/></text:span></text:p>
        </text:list-item>
        <text:list-item>
          <text:p text:style-name="P46"><text:span text:style-name="T26">⊘∈</text:span>{1, {2}};</text:p>
        </text:list-item>
        <text:list-item>
          <text:p text:style-name="P48">{1, 2, 3} = {1, 3, 2}; <text:s/></text:p>
        </text:list-item>
        <text:list-item>
          <text:p text:style-name="P47"><text:span text:style-name="T124">{</text:span><text:span text:style-name="T26">⊘</text:span><text:span text:style-name="T124">}</text:span><text:span text:style-name="T26">∈</text:span><text:span text:style-name="T124">{1, {2}};</text:span></text:p>
        </text:list-item>
        <text:list-item>
          <text:p text:style-name="P47"><text:span text:style-name="T124">{</text:span><text:span text:style-name="T26">⊘</text:span><text:span text:style-name="T124">}</text:span><text:span text:style-name="T26">⊆</text:span><text:span text:style-name="T124">{1, {2}};</text:span></text:p>
          <text:p text:style-name="P48"/>
        </text:list-item>
      </text:list>
      <text:p text:style-name="P14"><text:span text:style-name="T124">2) Для заданої множини A = {</text:span><text:span text:style-name="T26">⊘</text:span><text:span text:style-name="T124">, {</text:span><text:span text:style-name="T128">e</text:span><text:span text:style-name="T124">, </text:span><text:span text:style-name="T128">f</text:span><text:span text:style-name="T124">}} побудувати булеан </text:span><text:span text:style-name="T27">β</text:span><text:span text:style-name="T124">(A) множини A.</text:span></text:p>
      <text:p text:style-name="P3"/>
      <text:p text:style-name="P15"><text:span text:style-name="T124">3) Нехай A={</text:span><text:span text:style-name="T129">2</text:span><text:span text:style-name="T124">, 3, 5, 6}, B={3, 6, 7}. Знайти A</text:span><text:span text:style-name="T131">⋂</text:span><text:span text:style-name="T124">B, A</text:span><text:span text:style-name="T131">⋃</text:span><text:span text:style-name="T124">B, В\А, A\B, A</text:span><text:span text:style-name="T131">∇</text:span><text:span text:style-name="T124">B, де </text:span><text:span text:style-name="T26">∇</text:span><text:span text:style-name="T124"> - симетрична різниця.</text:span></text:p>
      <text:p text:style-name="P1"/>
      <text:p text:style-name="P14"><text:span text:style-name="T124">4) Довести, що </text:span><text:span text:style-name="T26">β</text:span><text:span text:style-name="T124">(A</text:span><text:span text:style-name="T26">⋂</text:span><text:span text:style-name="T124">C) = </text:span><text:span text:style-name="T26">β</text:span><text:span text:style-name="T124">(A) </text:span><text:span text:style-name="T26">⋂</text:span><text:span text:style-name="T124"> </text:span><text:span text:style-name="T26">β</text:span><text:span text:style-name="T124">(C), де </text:span><text:span text:style-name="T26">β</text:span><text:span text:style-name="T124">(X) - булеан множини X.</text:span></text:p>
      <text:p text:style-name="P1"/>
      <text:p text:style-name="P1">5) Довести наведені нижче рівності шляхом тотожних перетворень:</text:p>
      <text:p text:style-name="P16"><text:span text:style-name="T124">(а) A </text:span><text:span text:style-name="T26">⋃ </text:span><text:span text:style-name="T124">(А </text:span><text:span text:style-name="T26">⋂ </text:span><text:span text:style-name="T124">В) = А; <text:s/></text:span></text:p>
      <text:p text:style-name="P16"><text:span text:style-name="T125">(б) <text:s/>(A </text:span><text:span text:style-name="T28">⋂</text:span><text:span text:style-name="T125"> B) ⋃ (А </text:span><text:span text:style-name="T28">⋂</text:span><text:span text:style-name="T132"> </text:span><text:span text:style-name="T125">В </text:span><text:span text:style-name="T28">⋂ </text:span><text:span text:style-name="T29">C</text:span><text:span text:style-name="T125">) ⋃ (A </text:span><text:span text:style-name="T28">⋂</text:span><text:span text:style-name="T125"> B </text:span><text:span text:style-name="T28">⋂ </text:span><text:span text:style-name="T29">D</text:span><text:span text:style-name="T125">) = A </text:span><text:span text:style-name="T28">⋂</text:span><text:span text:style-name="T125"> B.</text:span></text:p>
      <text:p text:style-name="P1"/>
      <text:p text:style-name="P14"><text:span text:style-name="T124">6) Довести, що не можна виразити операцію ⋃ через операції \ та </text:span><text:span text:style-name="T26">⋂</text:span><text:span text:style-name="T124">.</text:span></text:p>
      <text:p text:style-name="P1"/>
      <text:p text:style-name="P4">7) Нехай на множині М = {1, 2, 3, 4} задані відношення:</text:p>
      <text:p text:style-name="P17"><text:span text:style-name="T124">R</text:span><text:span text:style-name="T3">1 </text:span><text:span text:style-name="T124">= {(1, 2), (1, 3), (2, 3), (2, 4), (4, 1), (4, 3)};</text:span></text:p>
      <text:p text:style-name="P17"><text:span text:style-name="T124">R</text:span><text:span text:style-name="T3">2</text:span><text:span text:style-name="T124">={(1,1), (2,2), (3,3), (4,4), (2,3), (2,4), (3,1), (4,1)}; </text:span></text:p>
      <text:p text:style-name="P18"><text:span text:style-name="T124">R</text:span><text:span text:style-name="T5">3</text:span><text:span text:style-name="T124"> = {(1, 1), (1, 2), (1, 4), (2, 2), (2, 4), (3, 3), (3, 4), (4, 2), (4, 3), (4, 4)}</text:span></text:p>
      <text:p text:style-name="P18"><text:span text:style-name="T124">R</text:span><text:span text:style-name="T5">4</text:span><text:span text:style-name="T124"> = {(1,2), (1,3), (1,4), (2,1), (3,1), (3, 3), (4, 1)}; </text:span></text:p>
      <text:p text:style-name="P14"><text:span text:style-name="T124">R</text:span><text:span text:style-name="T5">5</text:span><text:span text:style-name="T124"> = {(1, 1), (2, 2), (3, 3), (4, 4), (1, 3), (2, 4), (3, 1), (4, 2)}; </text:span></text:p>
      <text:p text:style-name="P5">Визначити, які з цих відношень: </text:p>
      <text:p text:style-name="P5">(а) рефлексивні; (б) антирефлексивні; (в) не рефлексивні; </text:p>
      <text:p text:style-name="P1">(г) симетричні; (д) антисиметричні; (е) не симетричні; (є) транзитивні.</text:p>
      <text:p text:style-name="P1"/>
      <text:p text:style-name="P14"><text:span text:style-name="T124">8) Довести, що (A\B)</text:span><text:span text:style-name="T133">⨯</text:span><text:span text:style-name="T124">С=(A</text:span><text:span text:style-name="T26">⨯</text:span><text:span text:style-name="T124">С)\(B</text:span><text:span text:style-name="T26">⨯</text:span><text:span text:style-name="T124">С).</text:span></text:p>
      <text:p text:style-name="P6"/>
      <text:p text:style-name="P19"><text:span text:style-name="T124">9) Для відношень R</text:span><text:span text:style-name="T3">1</text:span><text:span text:style-name="T124"> і R</text:span><text:span text:style-name="T3">2</text:span><text:span text:style-name="T124"> таких, що R</text:span><text:span text:style-name="T3">1</text:span><text:span text:style-name="T26">⊆</text:span><text:span text:style-name="T124">R</text:span><text:span text:style-name="T3">2</text:span><text:span text:style-name="T124"> довести, що R</text:span><text:span text:style-name="T3">1</text:span><text:span text:style-name="T20">○</text:span><text:span text:style-name="T124">Q </text:span><text:span text:style-name="T26">⊆</text:span><text:span text:style-name="T124"> R</text:span><text:span text:style-name="T3">2</text:span><text:span text:style-name="T26">○</text:span><text:span text:style-name="T124">Q, де Q – довільне відношення.</text:span></text:p>
      <text:p text:style-name="P1"/>
      <text:p text:style-name="P14"><text:span text:style-name="T124">10) Довести, що композиція R</text:span><text:span text:style-name="T3">1</text:span><text:span text:style-name="T26">○</text:span><text:span text:style-name="T124">R</text:span><text:span text:style-name="T3">2</text:span><text:span text:style-name="T124"> симетричних відношень R</text:span><text:span text:style-name="T3">1</text:span><text:span text:style-name="T124"> і R</text:span><text:span text:style-name="T3">2</text:span><text:span text:style-name="T124"> буде симетричним відношенням тоді і тільки тоді, коли R</text:span><text:span text:style-name="T3">1</text:span><text:span text:style-name="T26">○</text:span><text:span text:style-name="T124">R</text:span><text:span text:style-name="T3">2</text:span><text:span text:style-name="T124"> = R</text:span><text:span text:style-name="T3">2</text:span><text:span text:style-name="T26">○</text:span><text:span text:style-name="T124">R</text:span><text:span text:style-name="T3">1</text:span><text:span text:style-name="T124">.</text:span></text:p>
      <text:p text:style-name="P1"/>
      <text:p text:style-name="P20"><text:span text:style-name="T124">11) В</text:span><text:span text:style-name="T126">ід</text:span><text:span text:style-name="T124">ношення R</text:span><text:span text:style-name="T8">+</text:span><text:span text:style-name="T124"> назива</text:span><text:span text:style-name="T126">є</text:span><text:span text:style-name="T124">ться транзитивн</text:span><text:span text:style-name="T126">и</text:span><text:span text:style-name="T124">м зам</text:span><text:span text:style-name="T126">и</text:span><text:span text:style-name="T124">кан</text:span><text:span text:style-name="T126">н</text:span><text:span text:style-name="T124">ям в</text:span><text:span text:style-name="T126">ід</text:span><text:span text:style-name="T124">ношення </text:span><text:span text:style-name="T126">R</text:span><text:span text:style-name="T124"> на М, якщо </text:span><text:span text:style-name="T126">a</text:span><text:span text:style-name="T124">R</text:span><text:span text:style-name="T8">+</text:span><text:span text:style-name="T21">b</text:span><text:span text:style-name="T124">, </text:span><text:span text:style-name="T126">де </text:span><text:span text:style-name="T124">а, </text:span><text:span text:style-name="T126">b</text:span><text:span text:style-name="T124"> </text:span><text:span text:style-name="T26">∈</text:span><text:span text:style-name="T124">М, тод</text:span><text:span text:style-name="T126">і</text:span><text:span text:style-name="T124"> й т</text:span><text:span text:style-name="T126">іл</text:span><text:span text:style-name="T124">ьки тод</text:span><text:span text:style-name="T126">і</text:span><text:span text:style-name="T124">, коли у множи</text:span><text:span text:style-name="T126">ні</text:span><text:span text:style-name="T124"> М </text:span><text:span text:style-name="T126">існ</text:span><text:span text:style-name="T124">у</text:span><text:span text:style-name="T126">є</text:span><text:span text:style-name="T124"> така посл</text:span><text:span text:style-name="T127">ід</text:span><text:span text:style-name="T124">ов</text:span><text:span text:style-name="T127">ні</text:span><text:span text:style-name="T124">сть елемен</text:span><text:span text:style-name="T127">ті</text:span><text:span text:style-name="T124">в а</text:span><text:span text:style-name="T4">1</text:span><text:span text:style-name="T124">, а</text:span><text:span text:style-name="T3">2</text:span><text:span text:style-name="T124">, ..., а</text:span><text:span text:style-name="T4">k</text:span><text:span text:style-name="T124">, що а</text:span><text:span text:style-name="T4">1</text:span><text:span text:style-name="T124"> = а, а</text:span><text:span text:style-name="T4">k</text:span><text:span text:style-name="T124"> = </text:span><text:span text:style-name="T83">b</text:span><text:span text:style-name="T124"> </text:span><text:span text:style-name="T127">і</text:span><text:span text:style-name="T124"> а</text:span><text:span text:style-name="T4">1</text:span><text:span text:style-name="T124">Rа</text:span><text:span text:style-name="T3">2</text:span><text:span text:style-name="T124">, а</text:span><text:span text:style-name="T4">2</text:span><text:span text:style-name="T124">Rа</text:span><text:span text:style-name="T4">3</text:span><text:span text:style-name="T124">, ..., <text:s/>а</text:span><text:span text:style-name="T4">k-1</text:span><text:span text:style-name="T124">Rа</text:span><text:span text:style-name="T4">k</text:span><text:span text:style-name="T22">. </text:span><text:span text:style-name="T124">Довести, що R</text:span><text:span text:style-name="T8">+</text:span><text:span text:style-name="T124"> = R</text:span><text:span text:style-name="T8">(1)</text:span><text:span text:style-name="T124">⋃R</text:span><text:span text:style-name="T8">(2)</text:span><text:span text:style-name="T124">⋃...⋃R</text:span><text:span text:style-name="T8">(k)</text:span><text:span text:style-name="T124">⋃..., де R</text:span><text:span text:style-name="T8">(k)</text:span><text:span text:style-name="T124">= R</text:span><text:span text:style-name="T26">○</text:span><text:span text:style-name="T124">...</text:span><text:span text:style-name="T26">○</text:span><text:span text:style-name="T124">R k разів.</text:span></text:p>
      <text:p text:style-name="P7"/>
      <text:p text:style-name="P21"><text:span text:style-name="T124">12) Довести, якщо f</text:span><text:span text:style-name="T26">⊆</text:span><text:span text:style-name="T124">А</text:span><text:span text:style-name="T26">⨯</text:span><text:span text:style-name="T124">В і g</text:span><text:span text:style-name="T26">⊆</text:span><text:span text:style-name="T124">B</text:span><text:span text:style-name="T26">⨯</text:span><text:span text:style-name="T124">C - ін’єктивні відношення, то f</text:span><text:span text:style-name="T26">○</text:span><text:span text:style-name="T124">g</text:span><text:span text:style-name="T26">⊆</text:span><text:span text:style-name="T124">А</text:span><text:span text:style-name="T26">⨯</text:span><text:span text:style-name="T124">C також ін’єктивне.</text:span></text:p>
      <text:p text:style-name="P1"/>
      <text:p text:style-name="P39"><text:soft-page-break/><text:span text:style-name="T138">13) Довести, що відношення f</text:span><text:span text:style-name="T139">⊆</text:span><text:span text:style-name="T138">А</text:span><text:span text:style-name="T139">⨯</text:span><text:span text:style-name="T138">В є всюди визначен</text:span><text:span text:style-name="T86">им</text:span><text:span text:style-name="T138"> відношенням тоді й тільки тоді, коли <text:s/>i</text:span><text:span text:style-name="T6">A</text:span><text:span text:style-name="T138">⊆φ◦φ</text:span><text:span text:style-name="T11">-1</text:span><text:span text:style-name="T138">.</text:span></text:p>
      <text:p text:style-name="P1"/>
      <text:p text:style-name="P8">14) Нехай задані множини A = {a, b, c, d, e} і B = {1, 2, 3, 4, 5} та відношення між ними:</text:p>
      <text:p text:style-name="P8">C1 = {(a, 3), (b, 2), (c, 3), (e, 3)}, <text:s text:c="3"/></text:p>
      <text:p text:style-name="P8">C2 = {(a, 2), (a, 5), (b, 1), (b, 5), (c, 2), (d, 3), (d, 5)}, </text:p>
      <text:p text:style-name="P8">C<text:span text:style-name="T140">3</text:span> = {(a, 2), (b, 3), (c, 4), (d, 1), (e, 5)},</text:p>
      <text:p text:style-name="P8">C<text:span text:style-name="T140">4</text:span> = {(a, 2), (a, 3), (b, 1), (c, 4), (c, 5), (d, 1), (e, 2), (e, 4)}, <text:s text:c="3"/></text:p>
      <text:p text:style-name="P8">C<text:span text:style-name="T140">5</text:span> = {(a, 4), (b, 3), (c, 5), (d, 2), (e, 1)}. </text:p>
      <text:p text:style-name="P8">Визначити, які з цих відношень: </text:p>
      <text:p text:style-name="P8">(а) функціональні; (б) всюди визначені; (в) сюр’єктивні; (г) ін’єктивні; (д) бієктивні.</text:p>
      <text:p text:style-name="P1"/>
      <text:p text:style-name="P9">15) <text:span text:style-name="T73">Довести, що для дов</text:span><text:span text:style-name="T74">іл</text:span><text:span text:style-name="T73">ьного в</text:span><text:span text:style-name="T74">ід</text:span><text:span text:style-name="T73">ношення екв</text:span><text:span text:style-name="T74">і</text:span><text:span text:style-name="T73">валентнос</text:span><text:span text:style-name="T74">ті</text:span><text:span text:style-name="T73"> </text:span><text:span text:style-name="T48">R</text:span><text:span text:style-name="T73"> наведе</text:span><text:span text:style-name="T74">ні</text:span><text:span text:style-name="T73"> твердження р</text:span><text:span text:style-name="T74">і</text:span><text:span text:style-name="T73">вносиль</text:span><text:span text:style-name="T74">ні</text:span><text:span text:style-name="T73">:</text:span></text:p>
      <text:p text:style-name="P10"><text:span text:style-name="T72">(а) (х, у)</text:span><text:span text:style-name="T75">∈</text:span><text:span text:style-name="T48">R; </text:span><text:span text:style-name="T40">(б)</text:span><text:span text:style-name="T48"> [x]</text:span><text:span text:style-name="T77">R</text:span><text:span text:style-name="T48"> </text:span><text:span text:style-name="T51">⋂</text:span><text:span text:style-name="T48"> [y]</text:span><text:span text:style-name="T77">R</text:span><text:span text:style-name="T48"> </text:span><text:span text:style-name="T73">≠</text:span><text:span text:style-name="T48"> </text:span><text:span text:style-name="T51">⊘</text:span><text:span text:style-name="T48">; </text:span><text:span text:style-name="T40">(в) </text:span><text:span text:style-name="T48">[x]</text:span><text:span text:style-name="T77">R</text:span><text:span text:style-name="T48"> = [y]</text:span><text:span text:style-name="T77">R</text:span><text:span text:style-name="T48">.</text:span></text:p>
      <text:p text:style-name="P1"/>
      <text:p text:style-name="P11">16) На множині А = {a, b, c, d} визначити частковий порядок з двома мінімальними і одним максимальним елементами.</text:p>
      <text:p text:style-name="P1"/>
      <text:p text:style-name="P11">17) Побудувати частково впорядковану множину з 1 мінімальним, але без найменшого елемента.</text:p>
      <text:p text:style-name="P1"/>
      <text:p text:style-name="P43"><text:span text:style-name="T124">18) Нехай R і Q – часткові порядки на множині А. Довести, що R</text:span><text:span text:style-name="T26">⋂</text:span><text:span text:style-name="T124">Q - частковий порядок на А.</text:span></text:p>
      <text:p text:style-name="P12"/>
      <text:p text:style-name="P12">19) Побудувати відношення лінійного порядку на множині N<text:span text:style-name="T7">2</text:span>, де N – множина натуральних чисел.</text:p>
      <text:p text:style-name="P12"/>
      <text:p text:style-name="P12">20) Яка потужність множини ірраціональних чисел? (Відповідь обґрунтувати).</text:p>
      <text:p text:style-name="P12"/>
      <text:p text:style-name="P12">21) Побудувати взаємно-однозначну відповідність між точками довільного відрізку i прямої.</text:p>
      <text:p text:style-name="P12"/>
      <text:p text:style-name="P12">22) Побудувати бієкцію між множиною точок інтервалу (0, 1) і відрізку [0, 1].</text:p>
      <text:p text:style-name="P12"/>
      <text:p text:style-name="P22"><text:span text:style-name="T124">23) Нехай А – довільна множина, f: A</text:span><text:span text:style-name="T134">→</text:span><text:span text:style-name="T26">β</text:span><text:span text:style-name="T124">(A) - відображення. Довести, що f(A)</text:span><text:span text:style-name="T134">≠</text:span><text:span text:style-name="T26">β</text:span><text:span text:style-name="T124">(A) і |f(A)|&lt;|</text:span><text:span text:style-name="T26">β</text:span><text:span text:style-name="T124">(A)|.</text:span></text:p>
      <text:p text:style-name="P12"/>
      <text:p text:style-name="P12">24) Довести, що потужність множини всіх функцій дійсного аргументу більша за континуум.</text:p>
      <text:p text:style-name="P12"/>
      <text:p text:style-name="P12">25) <text:span text:style-name="T30">Знайти множини:</text:span></text:p>
      <text:p text:style-name="P22"><text:span text:style-name="T31">(а) {</text:span><text:span text:style-name="T32">⊘</text:span><text:span text:style-name="T31">} </text:span><text:span text:style-name="T32">⋂</text:span><text:span text:style-name="T31"> {</text:span><text:span text:style-name="T32">⊘</text:span><text:span text:style-name="T31">}; <text:s/></text:span></text:p>
      <text:p text:style-name="P22"><text:span text:style-name="T31">(б) {</text:span><text:span text:style-name="T32">⊘</text:span><text:span text:style-name="T31">, {</text:span><text:span text:style-name="T32">⊘</text:span><text:span text:style-name="T31">}} \ </text:span><text:span text:style-name="T32">⊘</text:span><text:span text:style-name="T31">; </text:span></text:p>
      <text:p text:style-name="P22"><text:span text:style-name="T31">(в) </text:span><text:span text:style-name="T32">⊘</text:span><text:span text:style-name="T31"> </text:span><text:span text:style-name="T32">⋂</text:span><text:span text:style-name="T31"> {</text:span><text:span text:style-name="T32">⊘</text:span><text:span text:style-name="T31">}; </text:span></text:p>
      <text:p text:style-name="P12"><text:span text:style-name="T30">(г) {</text:span><text:span text:style-name="T32">⊘</text:span><text:span text:style-name="T30">, {</text:span><text:span text:style-name="T32">⊘</text:span><text:span text:style-name="T30">}} \ {{</text:span><text:span text:style-name="T32">⊘</text:span><text:span text:style-name="T30">}}; </text:span></text:p>
      <text:p text:style-name="P12"><text:span text:style-name="T30">(д) </text:span><text:span text:style-name="T32">⊘</text:span><text:span text:style-name="T30">⋃{</text:span><text:span text:style-name="T32">⊘</text:span><text:span text:style-name="T30">}; </text:span></text:p>
      <text:p text:style-name="P12"><text:span text:style-name="T30">(е) {</text:span><text:span text:style-name="T32">⊘</text:span><text:span text:style-name="T30">, {</text:span><text:span text:style-name="T32">⊘</text:span><text:span text:style-name="T30">}} \ {</text:span><text:span text:style-name="T32">⊘</text:span><text:span text:style-name="T30">}.</text:span></text:p>
      <text:p text:style-name="P12"/>
      <text:p text:style-name="P12">26) <text:span text:style-name="T17">Нехай А = {а</text:span><text:span text:style-name="T1">1</text:span><text:span text:style-name="T17">, а</text:span><text:span text:style-name="T2">2</text:span><text:span text:style-name="T17">, ..., а</text:span><text:span text:style-name="T1">n</text:span><text:span text:style-name="T17">} — ск</text:span><text:span text:style-name="T18">ін</text:span><text:span text:style-name="T17">ченна множина, </text:span><text:span text:style-name="T18">що складається</text:span><text:span text:style-name="T17"> з </text:span><text:span text:style-name="T18">n </text:span><text:span text:style-name="T17">елемент</text:span><text:span text:style-name="T18">ів</text:span><text:span text:style-name="T17"> (|</text:span><text:span text:style-name="T18">А</text:span><text:span text:style-name="T17">| = </text:span><text:span text:style-name="T18">n</text:span><text:span text:style-name="T17">). </text:span><text:span text:style-name="T49">Довести,</text:span><text:span text:style-name="T17"> </text:span><text:span text:style-name="T18">що </text:span><text:span text:style-name="T17">к</text:span><text:span text:style-name="T18">іл</text:span><text:span text:style-name="T17">ь</text:span><text:span text:style-name="T18">кі</text:span><text:span text:style-name="T17">сть ус</text:span><text:span text:style-name="T18">і</text:span><text:span text:style-name="T17">х п</text:span><text:span text:style-name="T18">ід</text:span><text:span text:style-name="T17">множин множин</text:span><text:span text:style-name="T18">и А (її булеан </text:span><text:span text:style-name="T23">β</text:span><text:span text:style-name="T17">(A)</text:span><text:span text:style-name="T18">) </text:span><text:span text:style-name="T17">дор</text:span><text:span text:style-name="T18">і</text:span><text:span text:style-name="T17">вню</text:span><text:span text:style-name="T18">є</text:span><text:span text:style-name="T17"> 2</text:span><text:span text:style-name="T9">|</text:span><text:span text:style-name="T10">А</text:span><text:span text:style-name="T9">|</text:span><text:span text:style-name="T17">, тобто |</text:span><text:span text:style-name="T23">β</text:span><text:span text:style-name="T17">(A)|</text:span><text:span text:style-name="T18">=</text:span><text:span text:style-name="T17">2</text:span><text:span text:style-name="T9">|</text:span><text:span text:style-name="T10">А</text:span><text:span text:style-name="T9">|</text:span><text:span text:style-name="T17">.</text:span></text:p>
      <text:p text:style-name="P12"/>
      <text:p text:style-name="P12">27) <text:span text:style-name="T17">Встановити вза</text:span><text:span text:style-name="T19">є</text:span><text:span text:style-name="T17">мно-однозначну в</text:span><text:span text:style-name="T19">ід</text:span><text:span text:style-name="T17">пов</text:span><text:span text:style-name="T19">ід</text:span><text:span text:style-name="T17">н</text:span><text:span text:style-name="T19">іс</text:span><text:span text:style-name="T17">ть </text:span><text:span text:style-name="T19">мі</text:span><text:span text:style-name="T17">ж множиною натуральних чисел N </text:span><text:span text:style-name="T19">і</text:span><text:span text:style-name="T17"> множиною ц</text:span><text:span text:style-name="T50">іл</text:span><text:span text:style-name="T17">их чисел </text:span><text:span text:style-name="T19">Z.</text:span></text:p>
      <text:p text:style-name="P12"/>
      <text:p text:style-name="P40"><text:span text:style-name="T138">28) Довести, об’єднання </text:span><text:span text:style-name="T87">континуаль</text:span><text:span text:style-name="T138">ної сукупності континуальних множин має потужність континуум.</text:span></text:p>
      <text:p text:style-name="P12"/>
      <text:p text:style-name="P22"><text:span text:style-name="T124">29) </text:span><text:span text:style-name="T12">Чи правиль</text:span><text:span text:style-name="T13">ні</text:span><text:span text:style-name="T12"> та</text:span><text:span text:style-name="T13">кі</text:span><text:span text:style-name="T12"> твердження (</text:span><text:span text:style-name="T15">в</text:span><text:span text:style-name="T12">ідповідь обґрунтувати):</text:span></text:p>
      <text:p text:style-name="P26"><text:soft-page-break/>(а) якщо А = В, то А ~ В;</text:p>
      <text:p text:style-name="P26">(б) якщо А ~ В, то А = В.</text:p>
      <text:p text:style-name="P12"/>
      <text:p text:style-name="P12">30) <text:span text:style-name="T88">Довести, що якщо A та B — зліченні, то A</text:span><text:span text:style-name="T91">⨯</text:span><text:span text:style-name="T88">B — зліченн</text:span><text:span text:style-name="T92">а </text:span><text:span text:style-name="T88">множин</text:span><text:span text:style-name="T92">а</text:span><text:span text:style-name="T88">.</text:span></text:p>
      <text:p text:style-name="P12"/>
      <text:p text:style-name="P25"><text:span text:style-name="T69">31) </text:span><text:span text:style-name="T66">Якою </text:span><text:span text:style-name="T67">є</text:span><text:span text:style-name="T66"> потуж</text:span><text:span text:style-name="T67">ні</text:span><text:span text:style-name="T66">сть множини усіх монотонних в</text:span><text:span text:style-name="T67">ід</text:span><text:span text:style-name="T66">ображень типу </text:span><text:span text:style-name="T68">R</text:span><text:span text:style-name="T56">→</text:span><text:span text:style-name="T57">R</text:span><text:span text:style-name="T66">? (Відповідь обґрунтувати).</text:span></text:p>
      <text:p text:style-name="P37"/>
      <text:p text:style-name="P44"><text:span text:style-name="T39">32) </text:span><text:span text:style-name="T36">Показати</text:span><text:span text:style-name="T37">, </text:span><text:span text:style-name="T36">що</text:span><text:span text:style-name="T37"> всюди визначеність </text:span><text:span text:style-name="T38">відповідності</text:span><text:span text:style-name="T37"> не є інваріантн</text:span><text:span text:style-name="T38">ою</text:span><text:span text:style-name="T37"> відносно перетину.</text:span></text:p>
      <text:p text:style-name="P50"/>
      <text:p text:style-name="P41"><text:span text:style-name="T95">33) </text:span><text:span text:style-name="T93">Довести, що множина вс</text:span><text:span text:style-name="T94">і</text:span><text:span text:style-name="T93">х ск</text:span><text:span text:style-name="T94">ін</text:span><text:span text:style-name="T93">ченних п</text:span><text:span text:style-name="T94">ід</text:span><text:span text:style-name="T93">множин зл</text:span><text:span text:style-name="T105">і</text:span><text:span text:style-name="T93">ченно</text:span><text:span text:style-name="T94">ї</text:span><text:span text:style-name="T93"> множини — зл</text:span><text:span text:style-name="T94">і</text:span><text:span text:style-name="T93">ченна.</text:span></text:p>
      <text:p text:style-name="P13"/>
      <text:p text:style-name="P23"><text:span text:style-name="T16">34) </text:span><text:span text:style-name="T12">Довести, що множина в</text:span><text:span text:style-name="T14">сі</text:span><text:span text:style-name="T12">х зл</text:span><text:span text:style-name="T14">і</text:span><text:span text:style-name="T12">ченних посл</text:span><text:span text:style-name="T41">ід</text:span><text:span text:style-name="T12">овностей натуральних чисел ма</text:span><text:span text:style-name="T14">є</text:span><text:span text:style-name="T12"> потуж</text:span><text:span text:style-name="T41">ні</text:span><text:span text:style-name="T12">сть континуум.</text:span></text:p>
      <text:p text:style-name="P27"/>
      <text:p text:style-name="P23"><text:span text:style-name="T103">35) </text:span><text:span text:style-name="T99">Число, яке не </text:span><text:span text:style-name="T100">є</text:span><text:span text:style-name="T99"> коренем жодного многочлена з ра</text:span><text:span text:style-name="T100">ці</text:span><text:span text:style-name="T99">ональними коеф</text:span><text:span text:style-name="T107">іці</text:span><text:span text:style-name="T108">є</text:span><text:span text:style-name="T99">нтами, назива</text:span><text:span text:style-name="T100">є</text:span><text:span text:style-name="T99">ться трансцендентним. </text:span><text:span text:style-name="T100">Довести, що м</text:span><text:span text:style-name="T99">ножина в</text:span><text:span text:style-name="T100">сі</text:span><text:span text:style-name="T99">х трансцендентних чисел континуальна.</text:span></text:p>
      <text:p text:style-name="P29"/>
      <text:p text:style-name="P23"><text:span text:style-name="T103">36) </text:span><text:span text:style-name="T99">Побудувати взаємно-однозначну відповідність між точками довільн</text:span><text:span text:style-name="T109">их двох</text:span><text:span text:style-name="T99"> відрізк</text:span><text:span text:style-name="T101">ів</text:span><text:span text:style-name="T99"> </text:span><text:span text:style-name="T98">[</text:span><text:span text:style-name="T99">а, </text:span><text:span text:style-name="T98">b] </text:span><text:span text:style-name="T99">i </text:span><text:span text:style-name="T98">[</text:span><text:span text:style-name="T101">c</text:span><text:span text:style-name="T99">, </text:span><text:span text:style-name="T101">d</text:span><text:span text:style-name="T98">].</text:span></text:p>
      <text:p text:style-name="P30"/>
      <text:p text:style-name="P41"><text:span text:style-name="T96">37) </text:span><text:span text:style-name="T89">Довести, що м</text:span><text:span text:style-name="T88">ножина в</text:span><text:span text:style-name="T89">сі</text:span><text:span text:style-name="T88">х п</text:span><text:span text:style-name="T89">ід</text:span><text:span text:style-name="T88">множин зл</text:span><text:span text:style-name="T89">і</text:span><text:span text:style-name="T88">ченно</text:span><text:span text:style-name="T89">ї</text:span><text:span text:style-name="T88"> множини А ма</text:span><text:span text:style-name="T89">є </text:span><text:span text:style-name="T88">потуж</text:span><text:span text:style-name="T89">ні</text:span><text:span text:style-name="T88">сть континуум.</text:span></text:p>
      <text:p text:style-name="P28"/>
      <text:p text:style-name="P23"><text:span text:style-name="T103">38) </text:span><text:span text:style-name="T99">Встановити вза</text:span><text:span text:style-name="T98">є</text:span><text:span text:style-name="T99">мно-однозначну в</text:span><text:span text:style-name="T98">ід</text:span><text:span text:style-name="T99">пов</text:span><text:span text:style-name="T98">ід</text:span><text:span text:style-name="T110">ні</text:span><text:span text:style-name="T99">сть </text:span><text:span text:style-name="T110">мі</text:span><text:span text:style-name="T99">ж точками квадрата </text:span><text:span text:style-name="T98">[</text:span><text:span text:style-name="T99">а, </text:span><text:span text:style-name="T98">b]</text:span><text:span text:style-name="T104">⨯</text:span><text:span text:style-name="T98">[</text:span><text:span text:style-name="T99">а, </text:span><text:span text:style-name="T98">b]</text:span><text:span text:style-name="T99"> та площини.</text:span></text:p>
      <text:p text:style-name="P29"/>
      <text:p text:style-name="P23"><text:span text:style-name="T103">39) </text:span><text:span text:style-name="T98">Довести, що для дов</text:span><text:span text:style-name="T102">іл</text:span><text:span text:style-name="T98">ьних в</text:span><text:span text:style-name="T102">ід</text:span><text:span text:style-name="T98">ношень </text:span><text:span text:style-name="T109">R</text:span><text:span text:style-name="T119">1</text:span><text:span text:style-name="T116"> </text:span><text:span text:style-name="T117">і </text:span><text:span text:style-name="T109">R</text:span><text:span text:style-name="T119">2</text:span><text:span text:style-name="T98"> викону</text:span><text:span text:style-name="T102">є</text:span><text:span text:style-name="T98">ться <text:s/>(</text:span><text:span text:style-name="T109">R</text:span><text:span text:style-name="T119">1</text:span><text:span text:style-name="T116">○</text:span><text:span text:style-name="T109">R</text:span><text:span text:style-name="T119">2</text:span><text:span text:style-name="T102">)</text:span><text:span text:style-name="T123">-1</text:span><text:span text:style-name="T102"> </text:span><text:span text:style-name="T98">= </text:span><text:span text:style-name="T109">R</text:span><text:span text:style-name="T120">2</text:span><text:span text:style-name="T122">-1</text:span><text:span text:style-name="T116">○</text:span><text:span text:style-name="T109">R</text:span><text:span text:style-name="T120">1</text:span><text:span text:style-name="T122">-1</text:span><text:span text:style-name="T111">.</text:span></text:p>
      <text:p text:style-name="P31"/>
      <text:p text:style-name="P23"><text:span text:style-name="T47">40) </text:span><text:span text:style-name="T43">Довести, що об’</text:span><text:span text:style-name="T45">є</text:span><text:span text:style-name="T43">днання </text:span><text:span text:style-name="T42">R</text:span><text:span text:style-name="T76">1</text:span><text:span text:style-name="T43">⋃</text:span><text:span text:style-name="T42">R</text:span><text:span text:style-name="T76">2</text:span><text:span text:style-name="T43"> двох еквівалентностей </text:span><text:span text:style-name="T42">R</text:span><text:span text:style-name="T76">1</text:span><text:span text:style-name="T43"> </text:span><text:span text:style-name="T52">і</text:span><text:span text:style-name="T43"> </text:span><text:span text:style-name="T42">R</text:span><text:span text:style-name="T76">2</text:span><text:span text:style-name="T43"> </text:span><text:span text:style-name="T44">є</text:span><text:span text:style-name="T43"> екв</text:span><text:span text:style-name="T44">і</text:span><text:span text:style-name="T43">валентн</text:span><text:span text:style-name="T44">і</text:span><text:span text:style-name="T43">стю тод</text:span><text:span text:style-name="T44">і</text:span><text:span text:style-name="T43"> й т</text:span><text:span text:style-name="T44">іл</text:span><text:span text:style-name="T43">ьки т</text:span><text:span text:style-name="T44">о</text:span><text:span text:style-name="T43">д</text:span><text:span text:style-name="T44">і</text:span><text:span text:style-name="T43">, коли </text:span><text:span text:style-name="T42">R</text:span><text:span text:style-name="T76">1</text:span><text:span text:style-name="T43">⋃</text:span><text:span text:style-name="T42">R</text:span><text:span text:style-name="T76">2</text:span><text:span text:style-name="T43"> = </text:span><text:span text:style-name="T42">R</text:span><text:span text:style-name="T76">1</text:span><text:span text:style-name="T43">○</text:span><text:span text:style-name="T42">R</text:span><text:span text:style-name="T76">2</text:span><text:span text:style-name="T43">.</text:span></text:p>
      <text:p text:style-name="P34"/>
      <text:p text:style-name="P23"><text:span text:style-name="T47">41) </text:span><text:span text:style-name="T43">Довести, що для дов</text:span><text:span text:style-name="T44">іл</text:span><text:span text:style-name="T43">ьного в</text:span><text:span text:style-name="T44">ід</text:span><text:span text:style-name="T43">ношення екв</text:span><text:span text:style-name="T44">і</text:span><text:span text:style-name="T43">валентнос</text:span><text:span text:style-name="T44">ті </text:span><text:span text:style-name="T42">R</text:span><text:span text:style-name="T43"> викону</text:span><text:span text:style-name="T44">є</text:span><text:span text:style-name="T43">ться р</text:span><text:span text:style-name="T44">і</text:span><text:span text:style-name="T43">вн</text:span><text:span text:style-name="T44">і</text:span><text:span text:style-name="T43">сть </text:span><text:span text:style-name="T42">R</text:span><text:span text:style-name="T51">○</text:span><text:span text:style-name="T42">R</text:span><text:span text:style-name="T43"> = </text:span><text:span text:style-name="T42">R</text:span><text:span text:style-name="T43">.</text:span></text:p>
      <text:p text:style-name="P34"/>
      <text:p text:style-name="P25"><text:span text:style-name="T69">42) </text:span><text:span text:style-name="T60">Довести, що компози</text:span><text:span text:style-name="T61">ці</text:span><text:span text:style-name="T60">я </text:span><text:span text:style-name="T59">R</text:span><text:span text:style-name="T78">1</text:span><text:span text:style-name="T60">○</text:span><text:span text:style-name="T59">R</text:span><text:span text:style-name="T78">2</text:span><text:span text:style-name="T60"> двох еквівалентностей </text:span><text:span text:style-name="T59">R</text:span><text:span text:style-name="T78">1</text:span><text:span text:style-name="T60"> </text:span><text:span text:style-name="T71">і</text:span><text:span text:style-name="T60"> </text:span><text:span text:style-name="T59">R</text:span><text:span text:style-name="T78">2</text:span><text:span text:style-name="T60"> </text:span><text:span text:style-name="T61">є</text:span><text:span text:style-name="T60"> екв</text:span><text:span text:style-name="T61">і</text:span><text:span text:style-name="T60">валент</text:span><text:span text:style-name="T61">ні</text:span><text:span text:style-name="T60">стю, якщо </text:span><text:span text:style-name="T59">R</text:span><text:span text:style-name="T78">1</text:span><text:span text:style-name="T60">○</text:span><text:span text:style-name="T59">R</text:span><text:span text:style-name="T78">2 </text:span><text:span text:style-name="T62">=</text:span><text:span text:style-name="T60"> </text:span><text:span text:style-name="T59">R</text:span><text:span text:style-name="T78">1</text:span><text:span text:style-name="T60">⋃</text:span><text:span text:style-name="T59">R</text:span><text:span text:style-name="T78">2</text:span><text:span text:style-name="T60">. </text:span><text:span text:style-name="T62">Чи вірне обернене твердження? (Відповідь обґрунтувати).</text:span></text:p>
      <text:p text:style-name="P35"/>
      <text:p text:style-name="P25"><text:span text:style-name="T69">43) </text:span><text:span text:style-name="T62">Довести, що композиція </text:span><text:span text:style-name="T59">R</text:span><text:span text:style-name="T78">1</text:span><text:span text:style-name="T70">○</text:span><text:span text:style-name="T59">R</text:span><text:span text:style-name="T78">2</text:span><text:span text:style-name="T62"> транзитивних відношень </text:span><text:span text:style-name="T59">R</text:span><text:span text:style-name="T78">1</text:span><text:span text:style-name="T60"> </text:span><text:span text:style-name="T71">і</text:span><text:span text:style-name="T60"> </text:span><text:span text:style-name="T59">R</text:span><text:span text:style-name="T78">2</text:span><text:span text:style-name="T60"> </text:span><text:span text:style-name="T61">є</text:span><text:span text:style-name="T62"> транзитивним відношенням, якщо </text:span><text:span text:style-name="T59">R</text:span><text:span text:style-name="T78">1</text:span><text:span text:style-name="T70">○</text:span><text:span text:style-name="T59">R</text:span><text:span text:style-name="T78">2</text:span><text:span text:style-name="T63"> = </text:span><text:span text:style-name="T59">R</text:span><text:span text:style-name="T79">2</text:span><text:span text:style-name="T70">○</text:span><text:span text:style-name="T59">R</text:span><text:span text:style-name="T79">1</text:span><text:span text:style-name="T62">. Чи вірне обернене твердження? (Відповідь обґрунтувати).</text:span></text:p>
      <text:p text:style-name="P35"/>
      <text:p text:style-name="P23"><text:span text:style-name="T47">44) </text:span><text:span text:style-name="T43">Побудувати найменше в</text:span><text:span text:style-name="T45">ід</text:span><text:span text:style-name="T43">ношення еквівалентност</text:span><text:span text:style-name="T45">і</text:span><text:span text:style-name="T43"> </text:span><text:span text:style-name="T45">Q</text:span><text:span text:style-name="T43"> на множи</text:span><text:span text:style-name="T45">ні </text:span><text:span text:style-name="T43">М = {1, 2, 3}, що включа</text:span><text:span text:style-name="T46">є</text:span><text:span text:style-name="T43"> задане в</text:span><text:span text:style-name="T46">ід</text:span><text:span text:style-name="T43">ношення К = {(2, </text:span><text:span text:style-name="T46">1</text:span><text:span text:style-name="T43">), (3, </text:span><text:span text:style-name="T46">2</text:span><text:span text:style-name="T43">)}.</text:span></text:p>
      <text:p text:style-name="P34"/>
      <text:p text:style-name="P25"><text:span text:style-name="T69">45) </text:span><text:span text:style-name="T60">Нехай </text:span><text:span text:style-name="T59">R</text:span><text:span text:style-name="T60"> — транзитивне в</text:span><text:span text:style-name="T64">ід</text:span><text:span text:style-name="T60">ношення на множи</text:span><text:span text:style-name="T64">ні</text:span><text:span text:style-name="T60"> М. Довести, що </text:span><text:span text:style-name="T59">R</text:span><text:span text:style-name="T60"> </text:span><text:span text:style-name="T64">є</text:span><text:span text:style-name="T60"> частковим порядком на </text:span><text:span text:style-name="T64">М</text:span><text:span text:style-name="T60"> тод</text:span><text:span text:style-name="T64">і</text:span><text:span text:style-name="T60"> й </text:span><text:span text:style-name="T64">ті</text:span><text:span text:style-name="T60">льки тод</text:span><text:span text:style-name="T64">і</text:span><text:span text:style-name="T60">, коли </text:span><text:span text:style-name="T64">R</text:span><text:span text:style-name="T55">⋂</text:span><text:span text:style-name="T64">R</text:span><text:span text:style-name="T81">-1 </text:span><text:span text:style-name="T64">= i</text:span><text:span text:style-name="T80">A</text:span><text:span text:style-name="T64">.</text:span></text:p>
      <text:p text:style-name="P36"/>
      <text:p text:style-name="P25"><text:span text:style-name="T69">46) </text:span><text:span text:style-name="T64">Нехай </text:span><text:span text:style-name="T54">≤</text:span><text:span text:style-name="T64"> </text:span><text:span text:style-name="T65">i</text:span><text:span text:style-name="T64"> &lt; — традиц</text:span><text:span text:style-name="T65">ійні</text:span><text:span text:style-name="T64"> в</text:span><text:span text:style-name="T65">ід</text:span><text:span text:style-name="T64">ношення порядку на множи</text:span><text:span text:style-name="T65">ні</text:span><text:span text:style-name="T64"> натуральних чи</text:span><text:span text:style-name="T65">сел N. Довести, що </text:span></text:p>
      <text:p text:style-name="P24"><text:span text:style-name="T58"><text:s/></text:span><text:span text:style-name="T53">≤</text:span><text:span text:style-name="T60">○</text:span><text:span text:style-name="T53">≥ = N</text:span><text:span text:style-name="T82">2</text:span><text:span text:style-name="T53">.</text:span></text:p>
      <text:p text:style-name="P38"/>
      <text:p text:style-name="P38"><text:span text:style-name="T141">47) </text:span>Довести, що будь-яка непорожня скінченна частково впорядкована множина А містить мінімальний і максимальний елементи.</text:p>
      <text:p text:style-name="P33"/>
      <text:p text:style-name="P23"><text:span text:style-name="T115">48) </text:span><text:span text:style-name="T112">Довести, що об’</text:span><text:span text:style-name="T113">є</text:span><text:span text:style-name="T112">днання </text:span><text:span text:style-name="T113">f</text:span><text:span text:style-name="T121">1</text:span><text:span text:style-name="T112">⋃</text:span><text:span text:style-name="T113">f</text:span><text:span text:style-name="T121">2</text:span><text:span text:style-name="T112"> двох в</text:span><text:span text:style-name="T113">ідо</text:span><text:span text:style-name="T112">бражень </text:span><text:span text:style-name="T113">f</text:span><text:span text:style-name="T121">1</text:span><text:span text:style-name="T112"> </text:span><text:span text:style-name="T113">і f</text:span><text:span text:style-name="T121">2 <text:s/></text:span><text:span text:style-name="T112">з </text:span><text:span text:style-name="T113">А</text:span><text:span text:style-name="T112"> в В буде в</text:span><text:span text:style-name="T113">ід</text:span><text:span text:style-name="T112">ображенням </text:span><text:span text:style-name="T113">з</text:span><text:span text:style-name="T112"> А </text:span><text:span text:style-name="T114">в </text:span><text:span text:style-name="T112">В тод</text:span><text:span text:style-name="T113">і</text:span><text:span text:style-name="T112"> й т</text:span><text:span text:style-name="T113">іл</text:span><text:span text:style-name="T112">ьки тод</text:span><text:span text:style-name="T113">і</text:span><text:span text:style-name="T112">, коли <text:s/></text:span><text:span text:style-name="T113">f</text:span><text:span text:style-name="T121">1</text:span><text:span text:style-name="T112"> </text:span><text:span text:style-name="T118">=</text:span><text:span text:style-name="T112"> </text:span><text:span text:style-name="T113">f</text:span><text:span text:style-name="T121">2</text:span><text:span text:style-name="T113">.</text:span></text:p>
      <text:p text:style-name="P32"/>
      <text:p text:style-name="P23"><text:soft-page-break/><text:span text:style-name="T85">49) </text:span><text:span text:style-name="T84">За яких умов виконуються рівності</text:span></text:p>
      <text:p text:style-name="P13"><text:span text:style-name="T33">(д) </text:span><text:span text:style-name="T34">A \ B = А; (</text:span><text:span text:style-name="T35">е</text:span><text:span text:style-name="T34">) A \ B = </text:span><text:span text:style-name="T35">В?</text:span></text:p>
      <text:p text:style-name="P13"/>
      <text:p text:style-name="P23"><text:span text:style-name="T16">50) </text:span><text:span text:style-name="T12">Довести, що </text:span><text:span text:style-name="T24">с</text:span><text:span text:style-name="T25">кі</text:span><text:span text:style-name="T24">нченна</text:span><text:span text:style-name="T12"> множина не р</text:span><text:span text:style-name="T13">і</text:span><text:span text:style-name="T12">внопотужна </text:span><text:span text:style-name="T13">(</text:span><text:span text:style-name="T97">не еквівалентна</text:span><text:span text:style-name="T13">) </text:span><text:span text:style-name="T12">жодн</text:span><text:span text:style-name="T13">ій</text:span><text:span text:style-name="T12"> сво</text:span><text:span text:style-name="T13">їй</text:span><text:span text:style-name="T12"> власн</text:span><text:span text:style-name="T13">ій</text:span><text:span text:style-name="T12"> п</text:span><text:span text:style-name="T13">ід</text:span><text:span text:style-name="T12">множин</text:span><text:span text:style-name="T13">і.</text:span></text:p>
      <text:p text:style-name="P28"/>
      <text:p text:style-name="P41"><text:span text:style-name="T96">51) </text:span><text:span text:style-name="T88">Чи можна накреслити на площи</text:span><text:span text:style-name="T106">ні</text:span><text:span text:style-name="T88"> континуальну множину л</text:span><text:span text:style-name="T90">і</text:span><text:span text:style-name="T88">тер Г, жод</text:span><text:span text:style-name="T90">ні </text:span><text:span text:style-name="T88">дв</text:span><text:span text:style-name="T90">і</text:span><text:span text:style-name="T88"> з яких не перетинаються? </text:span><text:span text:style-name="T93">(Відповідь обґрунтувати).</text:span></text:p>
      <text:p text:style-name="P42"/>
      <text:p text:style-name="P49"/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Lohit Devanagari1" svg:font-family="'Lohit Devanagari'"/>
    <style:font-face style:name="Symbola" svg:font-family="Symbola"/>
    <style:font-face style:name="Times New Roman1" svg:font-family="'Times New Roman'" style:font-family-generic="roman"/>
    <style:font-face style:name="Calibri" svg:font-family="Calibri" style:font-pitch="variable"/>
    <style:font-face style:name="Courier New" svg:font-family="'Courier New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uk" fo:country="U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justify" style:justify-single-word="false" fo:orphans="2" fo:widows="2" fo:text-indent="0.4925in" style:auto-text-indent="false" style:writing-mode="lr-tb"/>
      <style:text-properties style:use-window-font-color="true" style:font-name="Calibri" fo:font-family="Calibri" style:font-pitch="variable" fo:font-size="11pt" fo:language="ru" fo:country="RU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line-height="115%" fo:text-align="start" style:justify-single-word="false" fo:text-indent="0in" style:auto-text-indent="false"/>
      <style:text-properties style:font-name="Calibri" fo:font-family="Calibri" style:font-pitch="variable" style:font-name-asian="Calibri" style:font-family-asian="Calibri" style:font-pitch-asian="variable" style:font-name-complex="Times New Roman" style:font-family-complex="'Times New Roman'" style:font-family-generic-complex="roman" style:font-pitch-complex="variable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z2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fo:font-size="12pt" style:font-size-asian="12pt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236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Tolya</meta:initial-creator>
    <meta:creation-date>2019-11-04T04:23:00</meta:creation-date>
    <dc:date>2020-11-25T22:26:19.074828955</dc:date>
    <meta:editing-cycles>26</meta:editing-cycles>
    <meta:editing-duration>PT8H31M11S</meta:editing-duration>
    <meta:generator>LibreOffice/6.4.6.2$Linux_X86_64 LibreOffice_project/40$Build-2</meta:generator>
    <meta:document-statistic meta:table-count="0" meta:image-count="0" meta:object-count="0" meta:page-count="4" meta:paragraph-count="92" meta:word-count="1102" meta:character-count="6395" meta:non-whitespace-character-count="5349"/>
  </office:meta>
</office:document-meta>
</file>